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725cm" fo:break-before="auto" style:use-optimal-row-height="true"/>
    </style:style>
    <style:style style:name="ro7" style:family="table-row">
      <style:table-row-properties style:row-height="0.584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7"/>
          <table:table-cell table:style-name="ce28" table:formula="of:=CONCATENATE(&quot;sn(&quot;;MAX([.L2:.L17]);&quot;)&quot;)" office:value-type="string" office:string-value="sn(16)">
            <text:p>sn(16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7-30_13-50-42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9:47">
            <text:p>2019/8/8 8:09</text:p>
          </table:table-cell>
          <table:table-cell table:style-name="Default"/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Default"/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27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10:52">
            <text:p>2019/8/8 8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83">
            <text:p>83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3" office:value-type="string">
            <text:p>frase</text:p>
          </table:table-cell>
          <table:table-cell table:style-name="ce24" office:value-type="string">
            <text:p>1,3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3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3" office:value-type="string">
            <text:p>positioning</text:p>
          </table:table-cell>
          <table:table-cell table:style-name="ce24" office:value-type="float" office:value="2">
            <text:p>2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number-columns-repeated="1006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3" office:value-type="string">
            <text:p>positioning</text:p>
          </table:table-cell>
          <table:table-cell table:style-name="ce24" office:value-type="float" office:value="3">
            <text:p>3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6">
            <text:p>16</text:p>
          </table:table-cell>
          <table:table-cell table:style-name="ce32" office:value-type="string">
            <text:p>etude</text:p>
          </table:table-cell>
          <table:table-cell table:style-name="ce34" table:formula="of:=COUNTIF(range_genre;[.M17])+1" office:value-type="float" office:value="6">
            <text:p>6</text:p>
          </table:table-cell>
          <table:table-cell table:style-name="ce13" office:value-type="string">
            <text:p>et</text:p>
          </table:table-cell>
          <table:table-cell table:number-columns-repeated="100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9" office:value-type="string">
            <text:p>re</text:p>
          </table:table-cell>
          <table:table-cell table:style-name="ce12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9" office:value-type="string">
            <text:p>re</text:p>
          </table:table-cell>
          <table:table-cell table:style-name="ce12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2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9" office:value-type="float" office:value="2">
            <text:p>2</text:p>
          </table:table-cell>
          <table:table-cell table:style-name="ce12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2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2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9" office:value-type="string">
            <text:p>sec-B</text:p>
          </table:table-cell>
          <table:table-cell table:style-name="ce12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9" office:value-type="string">
            <text:p>song-2</text:p>
          </table:table-cell>
          <table:table-cell table:style-name="ce12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2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9" office:value-type="string">
            <text:p>v-2</text:p>
          </table:table-cell>
          <table:table-cell table:style-name="ce12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9" office:value-type="string">
            <text:p>v-3</text:p>
          </table:table-cell>
          <table:table-cell table:style-name="ce12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2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7" office:value-type="string">
            <text:p>2019-09-05_18-55-51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2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06_18-17-17_000.jpg</text:p>
          </table:table-cell>
          <table:table-cell table:style-name="ce2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k.D,sec=A,R=1,sec=B,R=2 </text:p>
          </table:table-cell>
          <table:table-cell table:style-name="ce17" office:value-type="string">
            <text:p>2019-09-06_18-17-17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cp=C△-D△+10,R=4 </text:p>
          </table:table-cell>
          <table:table-cell table:style-name="ce17" office:value-type="string">
            <text:p>2019-09-06_18-17-17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R=5,cp=c.p.-10</text:p>
          </table:table-cell>
          <table:table-cell table:style-name="ce17" office:value-type="string">
            <text:p>2019-09-06_18-17-17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R=3 </text:p>
          </table:table-cell>
          <table:table-cell table:style-name="ce17" office:value-type="string">
            <text:p>2019-09-06_18-17-17_000.jpg</text:p>
          </table:table-cell>
          <table:table-cell table:style-name="ce2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12" office:value-type="string">
            <text:p>rev,R=1,k.B,k.C#</text:p>
          </table:table-cell>
          <table:table-cell table:style-name="ce17" office:value-type="string">
            <text:p>2019-09-08_18-47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08_18-47-16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9" office:value-type="string">
            <text:p>rev, 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N+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9" office:value-type="string">
            <text:p>var-1</text:p>
          </table:table-cell>
          <table:table-cell table:style-name="ce12" office:value-type="string">
            <text:p>k.C 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9" office:value-type="string">
            <text:p>var-2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9"/>
          <table:table-cell table:style-name="ce12" office:value-type="string">
            <text:p>i.f.=f-4</text:p>
          </table:table-cell>
          <table:table-cell table:style-name="ce17" office:value-type="string">
            <text:p>2019-09-09_18-27-51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R.4 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9" office:value-type="string">
            <text:p>(2)</text:p>
          </table:table-cell>
          <table:table-cell table:style-name="ce17" office:value-type="string">
            <text:p>k.F,(2) 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9"/>
          <table:table-cell table:style-name="ce12" office:value-type="string">
            <text:p>k.Em,cp=6m-7m-1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9"/>
          <table:table-cell table:style-name="ce12" office:value-type="string">
            <text:p>i.f.=f-5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9" office:value-type="string">
            <text:p>(1)</text:p>
          </table:table-cell>
          <table:table-cell table:style-name="ce12" office:value-type="string">
            <text:p>based-on=f-6,R=1,(1) 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9"/>
          <table:table-cell table:style-name="ce12" office:value-type="string">
            <text:p>ref=f-5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9"/>
          <table:table-cell table:style-name="ce12" office:value-type="string">
            <text:p>R=2 </text:p>
          </table:table-cell>
          <table:table-cell table:style-name="ce17" office:value-type="string">
            <text:p>2019-09-10_18-25-51_000.jpg</text:p>
          </table:table-cell>
          <table:table-cell table:style-name="ce2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1_18-08-25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9" office:value-type="string">
            <text:p>v-2</text:p>
          </table:table-cell>
          <table:table-cell table:style-name="ce12" office:value-type="string">
            <text:p>R=2</text:p>
          </table:table-cell>
          <table:table-cell table:style-name="ce17" office:value-type="string">
            <text:p>2019-09-11_18-08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11_18-08-25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teq=3-str-slide,span=2-flet,R=1 </text:p>
          </table:table-cell>
          <table:table-cell table:style-name="ce17" office:value-type="string">
            <text:p>2019-09-11_18-08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code=0821-R.1 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9" office:value-type="string">
            <text:p>(1)</text:p>
          </table:table-cell>
          <table:table-cell table:style-name="ce12" office:value-type="string">
            <text:p>(2),R=3 / (3),R=4 / (4),R=5 / (5),R=6 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9"/>
          <table:table-cell table:style-name="ce12" office:value-type="string">
            <text:p>part=accompany,based-on=te-9,type=blues-like,R=7 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9"/>
          <table:table-cell table:style-name="ce12" office:value-type="string">
            <text:p>i.f.=c.p.-3,code=0819-R.4,R=1 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9"/>
          <table:table-cell table:style-name="ce12" office:value-type="string">
            <text:p>c.p.-4,part=melody,code=0821-R.1,(1),R=2 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9"/>
          <table:table-cell table:style-name="ce12" office:value-type="string">
            <text:p>back=ba-1,k.E,R=8</text:p>
          </table:table-cell>
          <table:table-cell table:style-name="ce17" office:value-type="string">
            <text:p>2019-09-13_18-31-32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4">
            <text:p>14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4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6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818-2(4)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8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801-2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9" office:value-type="string">
            <text:p>v-2</text:p>
          </table:table-cell>
          <table:table-cell table:style-name="ce12" office:value-type="string">
            <text:p>v-2,file=0827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 office:value-type="float" office:value="7">
            <text:p>7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,k.A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2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9"/>
          <table:table-cell table:style-name="ce12" office:value-type="string">
            <text:p>,k.G,cp=G-C-D,type=arpeggio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frase</text:p>
          </table:table-cell>
          <table:table-cell table:style-name="ce17" office:value-type="string">
            <text:p>R=1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9"/>
          <table:table-cell table:style-name="ce12" office:value-type="string">
            <text:p>,b.o.=te-9,inst=g+h,cp=G-C-D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frase</text:p>
          </table:table-cell>
          <table:table-cell table:style-name="ce17" office:value-type="string">
            <text:p>R=3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9"/>
          <table:table-cell table:style-name="ce12" office:value-type="string">
            <text:p>,b.o.=c.p.-4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frase</text:p>
          </table:table-cell>
          <table:table-cell table:style-name="ce17" office:value-type="string">
            <text:p>R=5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9"/>
          <table:table-cell table:style-name="ce12" office:value-type="string">
            <text:p>,k.E,theme=str-1,6</text:p>
          </table:table-cell>
          <table:table-cell table:style-name="ce17" office:value-type="string">
            <text:p>2019-09-16_16-13-43_000.jpg</text:p>
          </table:table-cell>
          <table:table-cell table:style-name="ce2" office:value-type="string">
            <text:p>frase</text:p>
          </table:table-cell>
          <table:table-cell table:style-name="ce17" office:value-type="string">
            <text:p>R=9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09-2 </text:p>
          </table:table-cell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12" office:value-type="string">
            <text:p>v-1,k.C#</text:p>
          </table:table-cell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3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12"/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=5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,k.C,memo+,b.o.=hm-3 </text:p>
          </table:table-cell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9">
            <text:p>159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12"/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rev,file=0911-2,k.E,memo+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9" office:value-type="string">
            <text:p>rev</text:p>
          </table:table-cell>
          <table:table-cell table:style-name="ce17" office:value-type="string">
            <text:p>rev,file=0911-2,k.E,memo+</text:p>
          </table:table-cell>
          <table:table-cell table:style-name="ce17" office:value-type="string">
            <text:p>2019-09-17_18-17-05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9"/>
          <table:table-cell table:style-name="ce12" office:value-type="string">
            <text:p>,k.A,type=pop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c.p.</text:p>
          </table:table-cell>
          <table:table-cell table:style-name="ce17" office:value-type="string">
            <text:p>R=2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9"/>
          <table:table-cell table:style-name="ce12" office:value-type="string">
            <text:p>,ins=g+h,b.o.=f-45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frase</text:p>
          </table:table-cell>
          <table:table-cell table:style-name="ce17" office:value-type="string">
            <text:p>R=4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9"/>
          <table:table-cell table:style-name="ce12" office:value-type="string">
            <text:p>,note=D4-F#-G-D5,k.D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harmony</text:p>
          </table:table-cell>
          <table:table-cell table:style-name="ce17" office:value-type="string">
            <text:p>R=1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id=s-1</text:p>
          </table:table-cell>
          <table:table-cell table:style-name="ce17" office:value-type="string">
            <text:p>2019-09-18_17-04-17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3,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9"/>
          <table:table-cell table:style-name="ce12" office:value-type="string">
            <text:p>,k.Bm7</text:p>
          </table:table-cell>
          <table:table-cell table:style-name="ce17" office:value-type="string">
            <text:p>2019-09-18_17-04-17_000.jpg</text:p>
          </table:table-cell>
          <table:table-cell table:style-name="ce2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rev,file=0911-2,id=s-2,rs-2</text:p>
          </table:table-cell>
          <table:table-cell table:style-name="ce17" office:value-type="string">
            <text:p>2019-09-18_17-04-17_000.jpg</text:p>
          </table:table-cell>
          <table:table-cell table:style-name="ce2" office:value-type="string">
            <text:p>song</text:p>
          </table:table-cell>
          <table:table-cell table:style-name="ce2" office:value-type="float" office:value="4">
            <text:p>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rev,inst=g+g,accom=0821-1,part=melody,id=s-3,f-48</text:p>
          </table:table-cell>
          <table:table-cell table:style-name="ce17" office:value-type="string">
            <text:p>2019-09-18_17-04-17_000.jpg</text:p>
          </table:table-cell>
          <table:table-cell table:style-name="ce2" office:value-type="string">
            <text:p>song</text:p>
          </table:table-cell>
          <table:table-cell table:style-name="ce2" office:value-type="float" office:value="5">
            <text:p>5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rev,id=s-4,f-28</text:p>
          </table:table-cell>
          <table:table-cell table:style-name="ce17" office:value-type="string">
            <text:p>2019-09-18_17-04-17_000.jpg</text:p>
          </table:table-cell>
          <table:table-cell table:style-name="ce2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18-2,k.F#,cp=4-5-1 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16-3,memo+ 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(2),v-2,pitch=1-3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(3),v-3,pitch=1-5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,cp=c.p.-3,k.F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,k.F#,cp=4-5-1,i.f.=ch-18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,theme=chord,use-chord=C,E 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9" office:value-type="string">
            <text:p>-</text:p>
          </table:table-cell>
          <table:table-cell table:style-name="ce12" office:value-type="string">
            <text:p>,theme=chord,use-chord=E/5,A△,E6 </text:p>
          </table:table-cell>
          <table:table-cell table:style-name="ce17" office:value-type="string">
            <text:p>2019-09-20_16-15-59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7" office:value-type="string">
            <text:p>rev,(f-45),file=0918-3</text:p>
          </table:table-cell>
          <table:table-cell table:style-name="ce17" office:value-type="string">
            <text:p>2019-09-23_18-15-21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12" office:value-type="string">
            <text:p>v-2,(f-45),inst=g+h,R=4;msr.4,R=5,msr.4</text:p>
          </table:table-cell>
          <table:table-cell table:style-name="ce17" office:value-type="string">
            <text:p>2019-09-23_18-15-2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9"/>
          <table:table-cell table:style-name="ce12" office:value-type="string">
            <text:p>,k.A,note=1-3-4-5,k.D </text:p>
          </table:table-cell>
          <table:table-cell table:style-name="ce17" office:value-type="string">
            <text:p>2019-09-23_18-15-21_000.jpg</text:p>
          </table:table-cell>
          <table:table-cell table:style-name="ce2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9"/>
          <table:table-cell table:style-name="ce12" office:value-type="string">
            <text:p>,note=1-3-5m-5 </text:p>
          </table:table-cell>
          <table:table-cell table:style-name="ce17" office:value-type="string">
            <text:p>2019-09-23_18-15-21_000.jpg</text:p>
          </table:table-cell>
          <table:table-cell table:style-name="ce2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9"/>
          <table:table-cell table:style-name="ce12" office:value-type="string">
            <text:p>,theme=harmonics+normal</text:p>
          </table:table-cell>
          <table:table-cell table:style-name="ce17" office:value-type="string">
            <text:p>2019-09-23_18-15-21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9" office:value-type="string">
            <text:p>v-</text:p>
          </table:table-cell>
          <table:table-cell table:style-name="ce18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2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9"/>
          <table:table-cell table:style-name="ce18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2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9"/>
          <table:table-cell table:style-name="ce18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9"/>
          <table:table-cell table:style-name="ce18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v-</text:p>
          </table:table-cell>
          <table:table-cell table:style-name="ce18"/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v-</text:p>
          </table:table-cell>
          <table:table-cell table:style-name="ce18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v-</text:p>
          </table:table-cell>
          <table:table-cell table:style-name="ce18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v-</text:p>
          </table:table-cell>
          <table:table-cell table:style-name="ce18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4">
            <text:p>194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v-</text:p>
          </table:table-cell>
          <table:table-cell table:style-name="ce18"/>
          <table:table-cell table:style-name="ce6" office:value-type="string">
            <text:p>2019-09-24_16-31-37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89">
            <text:p>18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9"/>
          <table:table-cell table:style-name="ce18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6">
            <text:p>1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8">
            <text:p>19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9">
            <text:p>19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rec</text:p>
          </table:table-cell>
          <table:table-cell table:style-name="ce12" office:value-type="string">
            <text:p>rec,melody=pattern-1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1">
            <text:p>201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rec</text:p>
          </table:table-cell>
          <table:table-cell table:style-name="ce12" office:value-type="string">
            <text:p>rec,mel=pattern-2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9"/>
          <table:table-cell table:style-name="ce12" office:value-type="string">
            <text:p>,inst=h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95">
            <text:p>1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9"/>
          <table:table-cell table:style-name="ce12" office:value-type="string">
            <text:p>,tech=左指で音消し</text:p>
          </table:table-cell>
          <table:table-cell table:style-name="ce17" office:value-type="string">
            <text:p>2019-09-25_18-06-25_000.jpg</text:p>
          </table:table-cell>
          <table:table-cell table:style-name="ce2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4">
            <text:p>20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memo+,k.F#</text:p>
          </table:table-cell>
          <table:table-cell table:style-name="ce17" office:value-type="string">
            <text:p>2019-09-26_18-53-38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2">
            <text:p>20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9"/>
          <table:table-cell table:style-name="ce12" office:value-type="string">
            <text:p>rev,file=0926-1 </text:p>
          </table:table-cell>
          <table:table-cell table:style-name="ce17" office:value-type="string">
            <text:p>2019-09-26_18-53-38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9"/>
          <table:table-cell table:style-name="ce12" office:value-type="string">
            <text:p>,theme=音消し+multi-flets</text:p>
          </table:table-cell>
          <table:table-cell table:style-name="ce17" office:value-type="string">
            <text:p>2019-09-26_18-53-38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play</text:p>
          </table:table-cell>
          <table:table-cell table:style-name="ce12" office:value-type="string">
            <text:p>play,var,file=0925-5,memo+</text:p>
          </table:table-cell>
          <table:table-cell table:style-name="ce17" office:value-type="string">
            <text:p>2019-09-27_17-49-06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8">
            <text:p>20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play</text:p>
          </table:table-cell>
          <table:table-cell table:style-name="ce12" office:value-type="string">
            <text:p>play,var,file=0925-5,msr=4</text:p>
          </table:table-cell>
          <table:table-cell table:style-name="ce17" office:value-type="string">
            <text:p>2019-09-27_17-49-06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6">
            <text:p>20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9"/>
          <table:table-cell table:style-name="ce12"/>
          <table:table-cell table:style-name="ce17" office:value-type="string">
            <text:p>2019-09-27_17-49-06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09">
            <text:p>20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9"/>
          <table:table-cell table:style-name="ce17" office:value-type="string">
            <text:p>,capo.5,cp=Ⅳ-Ⅲ-1</text:p>
          </table:table-cell>
          <table:table-cell table:style-name="ce17" office:value-type="string">
            <text:p>2019-09-27_17-49-0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table:formula="of:=205" office:value-type="float" office:value="205">
            <text:p>20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9" office:value-type="string">
            <text:p>play</text:p>
          </table:table-cell>
          <table:table-cell table:style-name="ce12" office:value-type="string">
            <text:p>,play,memo+</text:p>
          </table:table-cell>
          <table:table-cell table:style-name="ce17" office:value-type="string">
            <text:p>2019-09-27_17-49-0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0">
            <text:p>21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9"/>
          <table:table-cell table:style-name="ce18" office:value-type="string">
            <text:p>,k.C,cp=I△-Ⅱ6</text:p>
          </table:table-cell>
          <table:table-cell table:style-name="ce17" office:value-type="string">
            <text:p>2019-09-28_18-34-50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2">
            <text:p>2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var</text:p>
          </table:table-cell>
          <table:table-cell table:style-name="ce12"/>
          <table:table-cell table:style-name="ce17" office:value-type="string">
            <text:p>2019-09-29_17-52-28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3">
            <text:p>21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9"/>
          <table:table-cell table:style-name="ce12" office:value-type="string">
            <text:p>,ins=h+g,th=basic,memo+</text:p>
          </table:table-cell>
          <table:table-cell table:style-name="ce17" office:value-type="string">
            <text:p>2019-09-29_17-52-28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9"/>
          <table:table-cell table:style-name="ce12" office:value-type="string">
            <text:p>,memo+,cp=8-5-6,k.G</text:p>
          </table:table-cell>
          <table:table-cell table:style-name="ce17" office:value-type="string">
            <text:p>2019-09-29_17-52-28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5">
            <text:p>21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,var,theme=new-position,memo+</text:p>
          </table:table-cell>
          <table:table-cell table:style-name="ce17" office:value-type="string">
            <text:p>2019-09-30_18-28-4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9"/>
          <table:table-cell table:style-name="ce17" office:value-type="string">
            <text:p>,cp=I7-Ⅱ6,memo+,k.D</text:p>
          </table:table-cell>
          <table:table-cell table:style-name="ce17" office:value-type="string">
            <text:p>2019-09-30_18-28-44_000.jpg</text:p>
          </table:table-cell>
          <table:table-cell table:style-name="ce2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9"/>
          <table:table-cell table:style-name="ce17" office:value-type="string">
            <text:p>,threme=音消し</text:p>
          </table:table-cell>
          <table:table-cell table:style-name="ce17" office:value-type="string">
            <text:p>2019-09-30_18-28-44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9" office:value-type="string">
            <text:p>rev</text:p>
          </table:table-cell>
          <table:table-cell table:style-name="ce12"/>
          <table:table-cell table:style-name="ce17" office:value-type="string">
            <text:p>2019-10-01_18-32-14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8">
            <text:p>21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play</text:p>
          </table:table-cell>
          <table:table-cell table:style-name="ce12"/>
          <table:table-cell table:style-name="ce17" office:value-type="string">
            <text:p>2019-10-01_18-32-1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,var,cap.2</text:p>
          </table:table-cell>
          <table:table-cell table:style-name="ce17" office:value-type="string">
            <text:p>2019-10-01_18-32-1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17">
            <text:p>21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9" office:value-type="string">
            <text:p>rev</text:p>
          </table:table-cell>
          <table:table-cell table:style-name="ce17" office:value-type="string">
            <text:p>rev,file=0930-1 </text:p>
          </table:table-cell>
          <table:table-cell table:style-name="ce17" office:value-type="string">
            <text:p>2019-10-01_18-32-14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0">
            <text:p>22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9" office:value-type="string">
            <text:p>rev</text:p>
          </table:table-cell>
          <table:table-cell table:style-name="ce12"/>
          <table:table-cell table:style-name="ce17" office:value-type="string">
            <text:p>2019-10-01_18-32-14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2">
            <text:p>2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var</text:p>
          </table:table-cell>
          <table:table-cell table:style-name="ce17" office:value-type="string">
            <text:p>rev,var</text:p>
          </table:table-cell>
          <table:table-cell table:style-name="ce17" office:value-type="string">
            <text:p>2019-10-02_18-42-20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4">
            <text:p>2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,var,email=3,memo+</text:p>
          </table:table-cell>
          <table:table-cell table:style-name="ce17" office:value-type="string">
            <text:p>2019-10-02_18-42-20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9"/>
          <table:table-cell table:style-name="ce17" office:value-type="string">
            <text:p>,theme=コード進行、EmからFへ</text:p>
          </table:table-cell>
          <table:table-cell table:style-name="ce17" office:value-type="string">
            <text:p>2019-10-02_18-42-20_000.jpg</text:p>
          </table:table-cell>
          <table:table-cell table:style-name="ce2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sec</text:p>
          </table:table-cell>
          <table:table-cell table:style-name="ce12" office:value-type="string">
            <text:p>section=opening,memo-eigen+:section-1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0">
            <text:p>2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sec</text:p>
          </table:table-cell>
          <table:table-cell table:style-name="ce12" office:value-type="string">
            <text:p>section=patt-2.静か memo-eigen+:section-2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9" office:value-type="string">
            <text:p>prac</text:p>
          </table:table-cell>
          <table:table-cell table:style-name="ce12" office:value-type="string">
            <text:p>practice 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8">
            <text:p>2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var</text:p>
          </table:table-cell>
          <table:table-cell table:style-name="ce17" office:value-type="string">
            <text:p>var,theme=new-pattern,memo-eigen+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5">
            <text:p>2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2" office:value-type="string">
            <text:p>,theme=as-you-wish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27">
            <text:p>2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9"/>
          <table:table-cell table:style-name="ce12" office:value-type="string">
            <text:p>,from=m-2,cp=Em-F</text:p>
          </table:table-cell>
          <table:table-cell table:style-name="ce17" office:value-type="string">
            <text:p>2019-10-05_18-41-54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9" office:value-type="string">
            <text:p>play</text:p>
          </table:table-cell>
          <table:table-cell table:style-name="ce12" office:value-type="string">
            <text:p>R=3 </text:p>
          </table:table-cell>
          <table:table-cell table:style-name="ce17" office:value-type="string">
            <text:p>2019-10-06_18-39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1">
            <text:p>2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2" office:value-type="string">
            <text:p>rev,memo-eigen+:p.1_sec-1;sec-2;sec-3</text:p>
          </table:table-cell>
          <table:table-cell table:style-name="ce17" office:value-type="string">
            <text:p>2019-10-06_18-39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memo-eigen+:p.1_sec-1</text:p>
          </table:table-cell>
          <table:table-cell table:style-name="ce17" office:value-type="string">
            <text:p>2019-10-06_18-39-16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play</text:p>
          </table:table-cell>
          <table:table-cell table:style-name="ce12" office:value-type="string">
            <text:p>R=4 </text:p>
          </table:table-cell>
          <table:table-cell table:style-name="ce17" office:value-type="string">
            <text:p>2019-10-06_18-39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2">
            <text:p>2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9"/>
          <table:table-cell table:style-name="ce12" office:value-type="string">
            <text:p>rev</text:p>
          </table:table-cell>
          <table:table-cell table:style-name="ce17" office:value-type="string">
            <text:p>2019-10-06_18-39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0">
            <text:p>240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var,type=tap-guitar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var,memo-eigen=sec-3;p.1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2">
            <text:p>242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9" office:value-type="string">
            <text:p>var</text:p>
          </table:table-cell>
          <table:table-cell table:style-name="ce12" office:value-type="string">
            <text:p>var,memo-eigen=sec-2;p.1;patt-4,(2)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,tune=d.D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,k.A,chords=A;D;E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8">
            <text:p>238</text:p>
          </table:table-cell>
          <table:table-cell table:style-name="ce2" office:value-type="string">
            <text:p>?</text:p>
          </table:table-cell>
          <table:table-cell table:style-name="ce2" office:value-type="string">
            <text:p>f-71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,k.D,tune=d.D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,tune=d.C </text:p>
          </table:table-cell>
          <table:table-cell table:style-name="ce17" office:value-type="string">
            <text:p>2019-10-07_16-35-39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4">
            <text:p>244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5">
            <text:p>245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7">
            <text:p>247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36">
            <text:p>236</text:p>
          </table:table-cell>
          <table:table-cell table:style-name="ce2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:VIDEO / @自宅 / メモ / guitar,gt / 演奏 / g-1007-* / f-72.n</text:p>
          </table:table-cell>
          <table:table-cell table:style-name="ce17" office:value-type="string">
            <text:p>2019-10-07_21-47-17_000.mov</text:p>
          </table:table-cell>
          <table:table-cell table:style-name="ce2" office:value-type="string">
            <text:p>frase</text:p>
          </table:table-cell>
          <table:table-cell table:style-name="ce6"/>
          <table:table-cell table:style-name="ce25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9" office:value-type="string">
            <text:p>rev</text:p>
          </table:table-cell>
          <table:table-cell table:style-name="ce12" office:value-type="string">
            <text:p>rev,memo-eigen=patt-1,t.80,patt-4,patt-5</text:p>
          </table:table-cell>
          <table:table-cell table:style-name="ce17" office:value-type="string">
            <text:p>2019-10-08_18-17-33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2">
            <text:p>252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,file=g-1007-6,e.m.=patt-4;patt-5</text:p>
          </table:table-cell>
          <table:table-cell table:style-name="ce17" office:value-type="string">
            <text:p>2019-10-08_18-17-33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1">
            <text:p>2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9" office:value-type="string">
            <text:p>rev</text:p>
          </table:table-cell>
          <table:table-cell table:style-name="ce12"/>
          <table:table-cell table:style-name="ce17" office:value-type="string">
            <text:p>2019-10-08_18-17-33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49">
            <text:p>2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tu=d.D,patt-1</text:p>
          </table:table-cell>
          <table:table-cell table:style-name="ce17" office:value-type="string">
            <text:p>2019-10-08_18-17-33_000.jpg</text:p>
          </table:table-cell>
          <table:table-cell table:style-name="ce2" office:value-type="string">
            <text:p>frase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tu=kaki-1(After...Sidewalk)</text:p>
          </table:table-cell>
          <table:table-cell table:style-name="ce17" office:value-type="string">
            <text:p>2019-10-08_18-17-33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3">
            <text:p>25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doc=email-list-1,tune=kaki;DABF#AC# </text:p>
          </table:table-cell>
          <table:table-cell table:style-name="ce17" office:value-type="string">
            <text:p>2019-10-08_18-17-33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75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KAKI-1</text:p>
          </table:table-cell>
          <table:table-cell table:style-name="ce6" office:value-type="string">
            <text:p>2019-10-09_18-39-24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R=1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7">
            <text:p>25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76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une=KAKI-1,char=harmonics</text:p>
          </table:table-cell>
          <table:table-cell table:style-name="ce6" office:value-type="string">
            <text:p>2019-10-09_18-39-24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R=2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8">
            <text:p>25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heme=faragmented...-technique,tune=KAKI-1,char=stomp-right-hand</text:p>
          </table:table-cell>
          <table:table-cell table:style-name="ce6" office:value-type="string">
            <text:p>2019-10-09_18-39-24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R=3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5">
            <text:p>25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s-26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regarding=e.m.~f-74:p.1:sec.1~sec.4 </text:p>
          </table:table-cell>
          <table:table-cell table:style-name="ce6" office:value-type="string">
            <text:p>2019-10-09_18-39-24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59">
            <text:p>25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-&gt;review</text:p>
          </table:table-cell>
          <table:table-cell table:style-name="ce12" office:value-type="string">
            <text:p>2019-10-10_18-59-57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1">
            <text:p>26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stomping-RH</text:p>
          </table:table-cell>
          <table:table-cell table:style-name="ce12" office:value-type="string">
            <text:p>2019-10-10_18-59-57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0">
            <text:p>26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78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tune=KAKI-1</text:p>
          </table:table-cell>
          <table:table-cell table:style-name="ce12" office:value-type="string">
            <text:p>2019-10-10_18-59-57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3">
            <text:p>26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theme=tapping</text:p>
          </table:table-cell>
          <table:table-cell table:style-name="ce12" office:value-type="string">
            <text:p>2019-10-10_18-59-57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s-27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theme=harmonics</text:p>
          </table:table-cell>
          <table:table-cell table:style-name="ce12" office:value-type="string">
            <text:p>2019-10-10_18-59-57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4">
            <text:p>26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,e.m.=patt-2(p.2) </text:p>
          </table:table-cell>
          <table:table-cell table:style-name="ce12" office:value-type="string">
            <text:p>2019-10-11_14-15-16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,theme=stomp</text:p>
          </table:table-cell>
          <table:table-cell table:style-name="ce12" office:value-type="string">
            <text:p>2019-10-11_14-15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7">
            <text:p>26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18" office:value-type="string">
            <text:p>rev,theme=tapping</text:p>
          </table:table-cell>
          <table:table-cell table:style-name="ce12" office:value-type="string">
            <text:p>2019-10-11_14-15-16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5">
            <text:p>26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28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heme=chord-table,tune=KAKI-1,fret=0-4,eigen-memo,p.1 </text:p>
          </table:table-cell>
          <table:table-cell table:style-name="ce12" office:value-type="string">
            <text:p>2019-10-11_14-15-16_000.jpg</text:p>
          </table:table-cell>
          <table:table-cell table:style-name="ce2" office:value-type="string">
            <text:p>research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6">
            <text:p>26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29</text:p>
          </table:table-cell>
          <table:table-cell table:style-name="ce9" office:value-type="string">
            <text:p>n</text:p>
          </table:table-cell>
          <table:table-cell table:style-name="ce18" office:value-type="string">
            <text:p>,theme=arpeggio,eigen-memo,p.1</text:p>
          </table:table-cell>
          <table:table-cell table:style-name="ce12" office:value-type="string">
            <text:p>2019-10-11_14-15-16_000.jpg</text:p>
          </table:table-cell>
          <table:table-cell table:style-name="ce2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9">
            <text:p>27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=p.1;2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0">
            <text:p>28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R~,theme=tapping 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=p.1;1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7">
            <text:p>2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=p.1;2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8">
            <text:p>2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=p.1;3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rs-2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.m.=p.1;2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1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tapping-LH,e.m.=p.1;2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etud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2">
            <text:p>282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83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memo=chord-table;tune=KAKI-1;p.1;3,score+,k.A9</text:p>
          </table:table-cell>
          <table:table-cell table:style-name="ce12" office:value-type="string">
            <text:p>2019-10-13_15-56-2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5">
            <text:p>28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stomp </text:p>
          </table:table-cell>
          <table:table-cell table:style-name="ce12" office:value-type="string">
            <text:p>2019-10-14_15-45-41_000.jpg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6">
            <text:p>28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patt-3</text:p>
          </table:table-cell>
          <table:table-cell table:style-name="ce12" office:value-type="string">
            <text:p>2019-10-14_15-45-41_000.jpg</text:p>
          </table:table-cell>
          <table:table-cell table:style-name="ce6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4">
            <text:p>28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 </text:p>
          </table:table-cell>
          <table:table-cell table:style-name="ce12" office:value-type="string">
            <text:p>2019-10-14_15-45-41_000.jpg</text:p>
          </table:table-cell>
          <table:table-cell table:number-columns-repeated="2" table:style-name="ce6" office:value-type="string">
            <text:p>-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7">
            <text:p>28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2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stroking,e.m.=p.1;patt-1</text:p>
          </table:table-cell>
          <table:table-cell table:style-name="ce12" office:value-type="string">
            <text:p>2019-10-14_15-45-41_000.jpg</text:p>
          </table:table-cell>
          <table:table-cell table:style-name="ce17" office:value-type="string">
            <text:p>etud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8">
            <text:p>288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3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harmonics-down</text:p>
          </table:table-cell>
          <table:table-cell table:style-name="ce12" office:value-type="string">
            <text:p>2019-10-14_15-45-41_000.jpg</text:p>
          </table:table-cell>
          <table:table-cell table:style-name="ce17" office:value-type="string">
            <text:p>etud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0">
            <text:p>290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et-4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k.F#,for=DADGAD+tapping</text:p>
          </table:table-cell>
          <table:table-cell table:style-name="ce12" office:value-type="string">
            <text:p>2019-10-14_15-45-41_000.jpg</text:p>
          </table:table-cell>
          <table:table-cell table:style-name="ce17" office:value-type="string">
            <text:p>etud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89">
            <text:p>289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rs-31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tune=DADGAD</text:p>
          </table:table-cell>
          <table:table-cell table:style-name="ce12" office:value-type="string">
            <text:p>2019-10-14_15-45-41_000.jpg</text:p>
          </table:table-cell>
          <table:table-cell table:style-name="ce17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1">
            <text:p>291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rs-32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theme=chord,tune=DADGAD,score+</text:p>
          </table:table-cell>
          <table:table-cell table:style-name="ce12" office:value-type="string">
            <text:p>2019-10-14_15-45-41_000.jpg</text:p>
          </table:table-cell>
          <table:table-cell table:style-name="ce17" office:value-type="string">
            <text:p>research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5">
            <text:p>29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3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for=harmonics-down</text:p>
          </table:table-cell>
          <table:table-cell table:style-name="ce12" office:value-type="string">
            <text:p>2019-10-15_15-35-48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4">
            <text:p>29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stomp,file=g-1013-4,em=p.1;3;patt-3</text:p>
          </table:table-cell>
          <table:table-cell table:style-name="ce12" office:value-type="string">
            <text:p>2019-10-15_15-35-48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3">
            <text:p>29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patt-2(em=p.1;2) </text:p>
          </table:table-cell>
          <table:table-cell table:style-name="ce12" office:value-type="string">
            <text:p>2019-10-15_15-35-48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2">
            <text:p>29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m=p.2;2</text:p>
          </table:table-cell>
          <table:table-cell table:style-name="ce12" office:value-type="string">
            <text:p>2019-10-15_15-35-48_000.jpg</text:p>
          </table:table-cell>
          <table:table-cell table:style-name="ce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6">
            <text:p>296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83</text:p>
          </table:table-cell>
          <table:table-cell table:number-columns-repeated="2" table:style-name="ce9" office:value-type="string">
            <text:p>rev</text:p>
          </table:table-cell>
          <table:table-cell table:style-name="ce12" office:value-type="string">
            <text:p>2019-10-15_15-35-48_000.jpg</text:p>
          </table:table-cell>
          <table:table-cell table:style-name="ce2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rev,theme=stomp,patt-4,em=p.2;1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3];2)" office:value-type="string" office:string-value="pa">
            <text:p>pa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7">
            <text:p>2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-3,em=p.3;1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4];2)" office:value-type="string" office:string-value="pa">
            <text:p>pa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98">
            <text:p>2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,patt-4,em=p.3;1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5];2)" office:value-type="string" office:string-value="pa">
            <text:p>pa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1">
            <text:p>30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3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for=harmonics-down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6];2)" office:value-type="string" office:string-value="re">
            <text:p>r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0">
            <text:p>30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tapping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7];2)" office:value-type="string" office:string-value="re">
            <text:p>r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2">
            <text:p>302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rs-2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harmonics,em=p.1;3</text:p>
          </table:table-cell>
          <table:table-cell table:style-name="ce12" office:value-type="string">
            <text:p>2019-10-16_16-11-25_000.jpg</text:p>
          </table:table-cell>
          <table:table-cell table:style-name="ce2" table:formula="of:=LEFT([.D318];2)" office:value-type="string" office:string-value="re">
            <text:p>r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6">
            <text:p>30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3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ips+,em=3;p.1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4">
            <text:p>30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stomp,patt-1,patt-2,patt-3 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tapping,topic=excercise-RH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m=p.1;1,patt-1,patt-2,em=p.2;2,patt-3,patt-4 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8">
            <text:p>308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rs-2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harmonics,em=3;p.1,topic=multi-string 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/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9">
            <text:p>309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rs-2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harmonics,new-section+,em=1;p.2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05">
            <text:p>30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harmonics-several-locations,em=p.1;1,patt-1</text:p>
          </table:table-cell>
          <table:table-cell table:style-name="ce12" office:value-type="string">
            <text:p>2019-10-17_15-37-39_000.jpg</text:p>
          </table:table-cell>
          <table:table-cell table:style-name="ce2" office:value-type="string">
            <text:p>etud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1">
            <text:p>31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7</text:p>
          </table:table-cell>
          <table:table-cell table:style-name="ce9" office:value-type="string">
            <text:p>patt</text:p>
          </table:table-cell>
          <table:table-cell table:style-name="ce12" office:value-type="string">
            <text:p>,for=arpeggio(see=f-82),em=p.1;1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2">
            <text:p>31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5">
            <text:p>315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em=2p;1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,patt-3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patt</text:p>
          </table:table-cell>
          <table:table-cell table:style-name="ce9" office:value-type="string">
            <text:p>patt,patt-3(2)</text:p>
          </table:table-cell>
          <table:table-cell table:style-name="ce12" office:value-type="string">
            <text:p>2019-10-20_18-12-5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10">
            <text:p>31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7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arpeggio(see=f-82)</text:p>
          </table:table-cell>
          <table:table-cell table:style-name="ce12" office:value-type="string">
            <text:p>2019-10-20_18-12-55_000.jpg</text:p>
          </table:table-cell>
          <table:table-cell table:style-name="ce17" office:value-type="string">
            <text:p>etud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21T11:55:19.28">
            <text:p>2019/10/21 11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3">
            <text:p>273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f-77</text:p>
          </table:table-cell>
          <table:table-cell table:style-name="ce12" office:value-type="string">
            <text:p>rev</text:p>
          </table:table-cell>
          <table:table-cell table:style-name="ce12" office:value-type="string">
            <text:p>rev,theme=stomp,e.m.=patt-1</text:p>
          </table:table-cell>
          <table:table-cell table:style-name="ce2"/>
          <table:table-cell table:style-name="ce6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f-79</text:p>
          </table:table-cell>
          <table:table-cell table:style-name="ce12" office:value-type="string">
            <text:p>rev</text:p>
          </table:table-cell>
          <table:table-cell table:style-name="ce12" office:value-type="string">
            <text:p>rev,theme=tapping,e.m.+</text:p>
          </table:table-cell>
          <table:table-cell table:style-name="ce2"/>
          <table:table-cell table:style-name="ce6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69">
            <text:p>269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arpeggio-pattern</text:p>
          </table:table-cell>
          <table:table-cell table:style-name="ce12" office:value-type="string">
            <text:p>rev</text:p>
          </table:table-cell>
          <table:table-cell table:style-name="ce17" office:value-type="string">
            <text:p>,rev,p.1,1;2(1)(2)</text:p>
          </table:table-cell>
          <table:table-cell table:style-name="ce2"/>
          <table:table-cell table:style-name="ce6" office:value-type="string">
            <text:p>arpeggio-pattern</text:p>
          </table:table-cell>
          <table:table-cell table:style-name="ce6"/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1">
            <text:p>271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f-80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etude=arpeggio,e.m.+</text:p>
          </table:table-cell>
          <table:table-cell table:style-name="ce2"/>
          <table:table-cell table:style-name="ce6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5">
            <text:p>275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f-81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rev,theme=harmonics,e.m.+,based-on=rs-27</text:p>
          </table:table-cell>
          <table:table-cell table:style-name="ce2"/>
          <table:table-cell table:style-name="ce6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0">
            <text:p>270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f-82</text:p>
          </table:table-cell>
          <table:table-cell table:style-name="ce12" office:value-type="string">
            <text:p>n</text:p>
          </table:table-cell>
          <table:table-cell table:style-name="ce17" office:value-type="string">
            <text:p>,based-on=chord-table;KAKI-1;p.1;s.2.n,R=1</text:p>
          </table:table-cell>
          <table:table-cell table:style-name="ce2"/>
          <table:table-cell table:style-name="ce6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274">
            <text:p>274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rs-30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score,k.A</text:p>
          </table:table-cell>
          <table:table-cell table:style-name="ce2"/>
          <table:table-cell table:style-name="ce6" office:value-type="string">
            <text:p>research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7" office:value-type="string">
            <text:p>f-82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 </text:p>
          </table:table-cell>
          <table:table-cell table:style-name="ce12"/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n</text:p>
          </table:table-cell>
          <table:table-cell table:style-name="ce9" office:value-type="string">
            <text:p>,for=flamenco,em=p.1;1</text:p>
          </table:table-cell>
          <table:table-cell table:style-name="ce12" office:value-type="string">
            <text:p>R=1 </text:p>
          </table:table-cell>
          <table:table-cell table:style-name="ce2" office:value-type="string">
            <text:p>etud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stomp,em=p.2;1</text:p>
          </table:table-cell>
          <table:table-cell table:style-name="ce12" office:value-type="string">
            <text:p>R=2 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4">
            <text:p>4</text:p>
          </table:table-cell>
          <table:table-cell table:style-name="ce7" office:value-type="string">
            <text:p>f-79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tapping,em=et-1;p.2;2</text:p>
          </table:table-cell>
          <table:table-cell table:style-name="ce12" office:value-type="string">
            <text:p>R=3 </text:p>
          </table:table-cell>
          <table:table-cell table:style-name="ce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5">
            <text:p>5</text:p>
          </table:table-cell>
          <table:table-cell table:style-name="ce7" office:value-type="string">
            <text:p>et-5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theme=harmonics-several-locations,em=p.1;3;w-1</text:p>
          </table:table-cell>
          <table:table-cell table:style-name="ce12" office:value-type="string">
            <text:p>R=4 </text:p>
          </table:table-cell>
          <table:table-cell table:style-name="ce2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6">
            <text:p>6</text:p>
          </table:table-cell>
          <table:table-cell table:style-name="ce7" office:value-type="string">
            <text:p>f-83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k.A,em=p.1;1</text:p>
          </table:table-cell>
          <table:table-cell table:style-name="ce12" office:value-type="string">
            <text:p>R=5 </text:p>
          </table:table-cell>
          <table:table-cell table:style-name="ce2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/>
          <table:table-cell table:style-name="ce2" office:value-type="float" office:value="7">
            <text:p>7</text:p>
          </table:table-cell>
          <table:table-cell table:style-name="ce7" office:value-type="string">
            <text:p>f-83</text:p>
          </table:table-cell>
          <table:table-cell table:style-name="ce9" office:value-type="string">
            <text:p>rev</text:p>
          </table:table-cell>
          <table:table-cell table:style-name="ce9" office:value-type="string">
            <text:p>rev,k.A,em=p.1;1</text:p>
          </table:table-cell>
          <table:table-cell table:style-name="ce12" office:value-type="string">
            <text:p>R=6</text:p>
          </table:table-cell>
          <table:table-cell table:style-name="ce2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21T12:02:48.64">
            <text:p>2019/10/21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2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6.53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2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2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75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7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7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78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379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380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3" table:formula="of:=[.D38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3" table:formula="of:=[.D38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13" table:formula="of:=[.D38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36.102cm" draw:caption-point-x="-1.353cm" draw:caption-point-y="2.57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7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16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7"/>
          <table:table-cell table:style-name="ce28" table:formula="of:=CONCATENATE(&quot;sn(&quot;;MAX([.L2:.L17]);&quot;)&quot;)" office:value-type="string" office:string-value="sn(16)">
            <text:p>sn(16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2-notes,5-degree</text:p>
          </table:table-cell>
          <table:table-cell table:style-name="ce42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7T07:35:54">
            <text:p>2019/8/7 7:35</text:p>
          </table:table-cell>
          <table:table-cell table:style-name="Default"/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3-chord,coda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7T07:35:54">
            <text:p>2019/8/7 7:35</text:p>
          </table:table-cell>
          <table:table-cell table:style-name="Default"/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ar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8T08:10:52">
            <text:p>2019/8/8 8:10</text:p>
          </table:table-cell>
          <table:table-cell table:style-name="ce27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ar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emp=3-4,k.E,R=2,pitch=1-8-7m-10m</text:p>
          </table:table-cell>
          <table:table-cell table:style-name="ce45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arpeggio-pattern</text:p>
          </table:table-cell>
          <table:table-cell table:style-name="ce44" office:value-type="string">
            <text:p>rev</text:p>
          </table:table-cell>
          <table:table-cell table:style-name="ce45" office:value-type="string">
            <text:p>,rev,p.1,1;2(1)(2)</text:p>
          </table:table-cell>
          <table:table-cell table:style-name="ce37"/>
          <table:table-cell table:style-name="ce38" office:value-type="string">
            <text:p>arpeggio-pattern</text:p>
          </table:table-cell>
          <table:table-cell table:style-name="ce38"/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ba-1</text:p>
          </table:table-cell>
          <table:table-cell table:style-name="ce40"/>
          <table:table-cell table:style-name="ce44" office:value-type="string">
            <text:p>part=accompany,based-on=te-9,type=blues-like,R=7 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backing+staccato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6,k.F,using-chords=F,C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83">
            <text:p>83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.p.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B,cp=II♭-III♭-I,k.B,e.g.=C-D-B,R=5</text:p>
          </table:table-cell>
          <table:table-cell table:style-name="ce45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c.p.-10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.p.-10</text:p>
          </table:table-cell>
          <table:table-cell table:style-name="ce43" office:value-type="string">
            <text:p>rev </text:p>
          </table:table-cell>
          <table:table-cell table:style-name="ce44" office:value-type="string">
            <text:p>rev,R=1,k.B,k.C#</text:p>
          </table:table-cell>
          <table:table-cell table:style-name="ce45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.p.-1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10-5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1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10-5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c.p.-1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10-5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1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memo+,k.F#</text:p>
          </table:table-cell>
          <table:table-cell table:style-name="ce45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c.p.-11</text:p>
          </table:table-cell>
          <table:table-cell table:style-name="ce40"/>
          <table:table-cell table:style-name="ce44" office:value-type="string">
            <text:p>k.Em,cp=6m-7m-1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12</text:p>
          </table:table-cell>
          <table:table-cell table:style-name="ce40"/>
          <table:table-cell table:style-name="ce44" office:value-type="string">
            <text:p>,k.A,type=pop</text:p>
          </table:table-cell>
          <table:table-cell table:style-name="ce45" office:value-type="string">
            <text:p>2019-09-17_18-17-05_000.jpg</text:p>
          </table:table-cell>
          <table:table-cell table:style-name="ce45" office:value-type="string">
            <text:p>c.p.</text:p>
          </table:table-cell>
          <table:table-cell table:style-name="ce45" office:value-type="string">
            <text:p>R=2 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6">
            <text:p>16</text:p>
          </table:table-cell>
          <table:table-cell table:style-name="ce32" office:value-type="string">
            <text:p>etude</text:p>
          </table:table-cell>
          <table:table-cell table:style-name="ce34" table:formula="of:=COUNTIF(range_genre;[.M17])+1" office:value-type="float" office:value="6">
            <text:p>6</text:p>
          </table:table-cell>
          <table:table-cell table:style-name="ce13" office:value-type="string">
            <text:p>et</text:p>
          </table:table-cell>
          <table:table-cell table:number-columns-repeated="1006"/>
        </table:table-row>
        <table:table-row table:style-name="ro3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.p.-13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c.p.-13</text:p>
          </table:table-cell>
          <table:table-cell table:style-name="ce40"/>
          <table:table-cell table:style-name="ce46" office:value-type="string">
            <text:p>,email=1,cp=I-Ⅵm7-Ⅱm7-V7</text:p>
          </table:table-cell>
          <table:table-cell table:style-name="ce38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9">
            <text:p>9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4,cp=C6-Bf6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.p.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F6+2-G6+2,R=1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3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3</text:p>
          </table:table-cell>
          <table:table-cell table:style-name="ce38" office:value-type="string">
            <text:p>rev 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.p.-3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4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c.p.-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G?,R=2,cp=IV-I(?)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.p.-4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code=0821-R.1 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c.p.-4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6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for=coda,k.E,progression=L6m-L7m-1(cp);k.C,R=3</text:p>
          </table:table-cell>
          <table:table-cell table:style-name="ce45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.p.-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ef=email-1,R=1,k.C,cp=I-V-VIm-Ⅲm~Ⅳ-I-Ⅳ-V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.p.-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D,style=backing,R=2 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c.p.-7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.p.-7</text:p>
          </table:table-cell>
          <table:table-cell table:style-name="ce40" office:value-type="string">
            <text:p>rev</text:p>
          </table:table-cell>
          <table:table-cell table:style-name="ce44"/>
          <table:table-cell table:style-name="ce45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c.p.-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ef=email-1,cp=Ⅳ-V-Ⅲm-Ⅵm~Ⅳ-V-I,R=7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c.p.-8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score=harmonica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39" office:value-type="string">
            <text:p>c.p.-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email-3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h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h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str=4:4-3:0-2:0,k.Eon5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ch-1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Am7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h-1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5,k.C?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h-1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hord=F6+2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h-1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3,pitch=L5-1-5:1-4-8,k.A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ch-1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3,k.C#.k.E▽(-5)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ch-1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Xm7,k.G,R=4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h-16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k.G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ch-18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18-2,k.F#,cp=4-5-1 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h-18</text:p>
          </table:table-cell>
          <table:table-cell table:style-name="ce40"/>
          <table:table-cell table:style-name="ce44" office:value-type="string">
            <text:p>,k.Bm7</text:p>
          </table:table-cell>
          <table:table-cell table:style-name="ce45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h-19</text:p>
          </table:table-cell>
          <table:table-cell table:style-name="ce40"/>
          <table:table-cell table:style-name="ce44" office:value-type="string">
            <text:p>,k.A,note=1-3-4-5,k.D </text:p>
          </table:table-cell>
          <table:table-cell table:style-name="ce45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8"/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h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1,k.Dm9▽,R=2</text:p>
          </table:table-cell>
          <table:table-cell table:style-name="ce45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h-20</text:p>
          </table:table-cell>
          <table:table-cell table:style-name="ce40"/>
          <table:table-cell table:style-name="ce44" office:value-type="string">
            <text:p>,note=1-3-5m-5 </text:p>
          </table:table-cell>
          <table:table-cell table:style-name="ce45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8"/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h-20</text:p>
          </table:table-cell>
          <table:table-cell table:style-name="ce40"/>
          <table:table-cell table:style-name="ce46" office:value-type="string">
            <text:p>rev,prev-3 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h-21</text:p>
          </table:table-cell>
          <table:table-cell table:style-name="ce40"/>
          <table:table-cell table:style-name="ce44"/>
          <table:table-cell table:style-name="ce45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h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D▽(-5)</text:p>
          </table:table-cell>
          <table:table-cell table:style-name="ce45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h-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apo.4,R=5,k.B6</text:p>
          </table:table-cell>
          <table:table-cell table:style-name="ce45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h-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C△ 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ch-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1,k.D△+12 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h-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ontinue=ch-5,k.C△+10,R=5 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ch-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note=B-Ef-E,k.Ef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ch-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str=3:4-2:0-1:0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cp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Ⅲm-Ⅱm-I,R=5,k.Bf 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et-1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for=tapping-LH,e.m.=p.1;2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et-2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for=stroking,e.m.=p.1;patt-1</text:p>
          </table:table-cell>
          <table:table-cell table:style-name="ce44" office:value-type="string">
            <text:p>2019-10-14_15-45-41_000.jpg</text:p>
          </table:table-cell>
          <table:table-cell table:style-name="ce45" office:value-type="string">
            <text:p>etud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et-3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for=harmonics-down</text:p>
          </table:table-cell>
          <table:table-cell table:style-name="ce44" office:value-type="string">
            <text:p>2019-10-14_15-45-41_000.jpg</text:p>
          </table:table-cell>
          <table:table-cell table:style-name="ce45" office:value-type="string">
            <text:p>etud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et-3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for=harmonics-down</text:p>
          </table:table-cell>
          <table:table-cell table:style-name="ce44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et-3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for=harmonics-down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64];2)" office:value-type="string" office:string-value="re">
            <text:p>r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et-3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ips+,em=3;p.1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et-4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k.F#,for=DADGAD+tapping</text:p>
          </table:table-cell>
          <table:table-cell table:style-name="ce44" office:value-type="string">
            <text:p>2019-10-14_15-45-41_000.jpg</text:p>
          </table:table-cell>
          <table:table-cell table:style-name="ce45" office:value-type="string">
            <text:p>etud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et-5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for=harmonics-several-locations,em=p.1;1,patt-1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">
            <text:p>1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8T08:09:47">
            <text:p>2019/8/8 8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1 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10</text:p>
          </table:table-cell>
          <table:table-cell table:style-name="ce40" office:value-type="float" office:value="1">
            <text:p>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A,chord=I:Ⅳ,R=3 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1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3,R=4 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1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ch-7,R=4 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1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k.C</text:p>
          </table:table-cell>
          <table:table-cell table:style-name="ce45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1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with-rythm,R=6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1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E,i.f.=ch-10,R=3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1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fur-1,R=5 / FUR+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1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3,R=2,k.E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39" office:value-type="string">
            <text:p>f-18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818-2(4)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/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39" office:value-type="string">
            <text:p>f-18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8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1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5,R=4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">
            <text:p>22</text:p>
          </table:table-cell>
          <table:table-cell table:style-name="ce38" office:value-type="float" office:value="2">
            <text:p>2</text:p>
          </table:table-cell>
          <table:table-cell table:style-name="ce39" office:value-type="string">
            <text:p>f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2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801-2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/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2</text:p>
          </table:table-cell>
          <table:table-cell table:style-name="ce40" office:value-type="string">
            <text:p>sec-B</text:p>
          </table:table-cell>
          <table:table-cell table:style-name="ce44" office:value-type="string">
            <text:p>R=6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rev / sec-A,R=5,k.C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2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6,R=5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2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E,chord=I,IV,V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39" office:value-type="string">
            <text:p>f-2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apo.5,k.C6,R=7 / FUR+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2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2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F,based-on=c.p.-3,using-chords=F,G,R=2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2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Cm#,i.f.=ch-13,R=4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2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C,R=5,using-chords=C,G,pitch=L7-1-3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2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heme=slide-long,k.E,R=7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28</text:p>
          </table:table-cell>
          <table:table-cell table:style-name="ce40" office:value-type="float" office:value="1">
            <text:p>1</text:p>
          </table:table-cell>
          <table:table-cell table:style-name="ce44" office:value-type="string">
            <text:p>pitch=9m-8-7m,k.A7,R=1 </text:p>
          </table:table-cell>
          <table:table-cell table:style-name="ce45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2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1, R=2, R=3 </text:p>
          </table:table-cell>
          <table:table-cell table:style-name="ce45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1,2,3</text:p>
          </table:table-cell>
          <table:table-cell table:style-name="ce50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28</text:p>
          </table:table-cell>
          <table:table-cell table:style-name="ce40" office:value-type="string">
            <text:p>v-2</text:p>
          </table:table-cell>
          <table:table-cell table:style-name="ce44" office:value-type="string">
            <text:p>R=3,k.Am7 </text:p>
          </table:table-cell>
          <table:table-cell table:style-name="ce45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28</text:p>
          </table:table-cell>
          <table:table-cell table:style-name="ce40" office:value-type="string">
            <text:p>v-2</text:p>
          </table:table-cell>
          <table:table-cell table:style-name="ce44" office:value-type="string">
            <text:p>v-2,file=0827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 office:value-type="float" office:value="7">
            <text:p>7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28</text:p>
          </table:table-cell>
          <table:table-cell table:style-name="ce40" office:value-type="string">
            <text:p>v-3</text:p>
          </table:table-cell>
          <table:table-cell table:style-name="ce44" office:value-type="string">
            <text:p>R=4 </text:p>
          </table:table-cell>
          <table:table-cell table:style-name="ce45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28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rev,R=1 </text:p>
          </table:table-cell>
          <table:table-cell table:style-name="ce45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2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E,R=1,R=2 </text:p>
          </table:table-cell>
          <table:table-cell table:style-name="ce45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9">
            <text:p>9</text:p>
          </table:table-cell>
          <table:table-cell table:style-name="ce38" office:value-type="float" office:value="5">
            <text:p>5</text:p>
          </table:table-cell>
          <table:table-cell table:style-name="ce39" office:value-type="string">
            <text:p>f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N+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31</text:p>
          </table:table-cell>
          <table:table-cell table:style-name="ce40" office:value-type="float" office:value="1">
            <text:p>1</text:p>
          </table:table-cell>
          <table:table-cell table:style-name="ce44" office:value-type="string">
            <text:p>score=harmonica </text:p>
          </table:table-cell>
          <table:table-cell table:style-name="ce45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3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nst=g+h,R=1,k.C </text:p>
          </table:table-cell>
          <table:table-cell table:style-name="ce45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3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伴奏のみ,R=2 </text:p>
          </table:table-cell>
          <table:table-cell table:style-name="ce45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3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ype=fill-in,at=msr.4,R=3 </text:p>
          </table:table-cell>
          <table:table-cell table:style-name="ce45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31</text:p>
          </table:table-cell>
          <table:table-cell table:style-name="ce40" office:value-type="string">
            <text:p>song-2</text:p>
          </table:table-cell>
          <table:table-cell table:style-name="ce44" office:value-type="string">
            <text:p>R=1,k.C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3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4,k.D,inst=g+h</text:p>
          </table:table-cell>
          <table:table-cell table:style-name="ce45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3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8,k.A/E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8">
            <text:p>8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3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D,R=2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3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B,cap.2,R=7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3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ns=g+h,R=3,cp=c.p.-7 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36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rev+,score=harmonica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3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(copy),src=canon(pachelbell),k.C,R=4 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37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R=6,tab-diagram+ 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3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ype=blues-like,k.Em,R=5 </text:p>
          </table:table-cell>
          <table:table-cell table:style-name="ce45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3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ype=blues-like,ins=g+h,k.G,R=3,score=harmonica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10">
            <text:p>10</text:p>
          </table:table-cell>
          <table:table-cell table:style-name="ce38" office:value-type="float" office:value="7">
            <text:p>7</text:p>
          </table:table-cell>
          <table:table-cell table:style-name="ce39" office:value-type="string">
            <text:p>f-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4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4,cp=c.p.-7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41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i.f.=te-5,R=2</text:p>
          </table:table-cell>
          <table:table-cell table:style-name="ce45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4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D,sec=A,R=1,sec=B,R=2 </text:p>
          </table:table-cell>
          <table:table-cell table:style-name="ce45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1,2</text:p>
          </table:table-cell>
          <table:table-cell table:style-name="ce50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4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p=C△-D△+10,R=4 </text:p>
          </table:table-cell>
          <table:table-cell table:style-name="ce45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4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5,cp=c.p.-10</text:p>
          </table:table-cell>
          <table:table-cell table:style-name="ce45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45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09-2 </text:p>
          </table:table-cell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5"/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45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id=s-1</text:p>
          </table:table-cell>
          <table:table-cell table:style-name="ce45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0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45</text:p>
          </table:table-cell>
          <table:table-cell table:style-name="ce38" office:value-type="string">
            <text:p>v-1</text:p>
          </table:table-cell>
          <table:table-cell table:style-name="ce44" office:value-type="string">
            <text:p>v-1,k.C#</text:p>
          </table:table-cell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3 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4" office:value-type="string">
            <text:p>k.C 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45</text:p>
          </table:table-cell>
          <table:table-cell table:style-name="ce40"/>
          <table:table-cell table:style-name="ce44" office:value-type="string">
            <text:p>i.f.=f-4</text:p>
          </table:table-cell>
          <table:table-cell table:style-name="ce45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46</text:p>
          </table:table-cell>
          <table:table-cell table:style-name="ce40"/>
          <table:table-cell table:style-name="ce44" office:value-type="string">
            <text:p>i.f.=f-5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47</text:p>
          </table:table-cell>
          <table:table-cell table:style-name="ce40"/>
          <table:table-cell table:style-name="ce44" office:value-type="string">
            <text:p>i.f.=c.p.-3,code=0819-R.4,R=1 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48</text:p>
          </table:table-cell>
          <table:table-cell table:style-name="ce40" office:value-type="string">
            <text:p>(1)</text:p>
          </table:table-cell>
          <table:table-cell table:style-name="ce44" office:value-type="string">
            <text:p>(2),R=3 / (3),R=4 / (4),R=5 / (5),R=6 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3,4,5,6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48</text:p>
          </table:table-cell>
          <table:table-cell table:style-name="ce40"/>
          <table:table-cell table:style-name="ce44" office:value-type="string">
            <text:p>c.p.-4,part=melody,code=0821-R.1,(1),R=2 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49</text:p>
          </table:table-cell>
          <table:table-cell table:style-name="ce40"/>
          <table:table-cell table:style-name="ce44" office:value-type="string">
            <text:p>back=ba-1,k.E,R=8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8">
            <text:p>8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">
            <text:p>15</text:p>
          </table:table-cell>
          <table:table-cell table:style-name="ce38" office:value-type="string">
            <text:p>1,3</text:p>
          </table:table-cell>
          <table:table-cell table:style-name="ce39" office:value-type="string">
            <text:p>f-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49" office:value-type="string">
            <text:p>1,3</text:p>
          </table:table-cell>
          <table:table-cell table:style-name="ce50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5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R.4 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50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,k.A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2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50</text:p>
          </table:table-cell>
          <table:table-cell table:style-name="ce40"/>
          <table:table-cell table:style-name="ce44" office:value-type="string">
            <text:p>,k.G,cp=G-C-D,type=arpeggio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5" office:value-type="string">
            <text:p>R=1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5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file=0916-3,memo+ 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5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(2),v-2,pitch=1-3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5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(3),v-3,pitch=1-5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39" office:value-type="string">
            <text:p>f-51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51</text:p>
          </table:table-cell>
          <table:table-cell table:style-name="ce40"/>
          <table:table-cell table:style-name="ce44" office:value-type="string">
            <text:p>,b.o.=te-9,inst=g+h,cp=G-C-D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5" office:value-type="string">
            <text:p>R=3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52</text:p>
          </table:table-cell>
          <table:table-cell table:style-name="ce40"/>
          <table:table-cell table:style-name="ce44" office:value-type="string">
            <text:p>,b.o.=c.p.-4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5" office:value-type="string">
            <text:p>R=5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39" office:value-type="string">
            <text:p>f-53</text:p>
          </table:table-cell>
          <table:table-cell table:style-name="ce40"/>
          <table:table-cell table:style-name="ce44" office:value-type="string">
            <text:p>,k.E,theme=str-1,6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5" office:value-type="string">
            <text:p>R=9</text:p>
          </table:table-cell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54</text:p>
          </table:table-cell>
          <table:table-cell table:style-name="ce38" office:value-type="string">
            <text:p>v-1</text:p>
          </table:table-cell>
          <table:table-cell table:style-name="ce44"/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=5 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54</text:p>
          </table:table-cell>
          <table:table-cell table:style-name="ce40"/>
          <table:table-cell table:style-name="ce44" office:value-type="string">
            <text:p>,ins=g+h,b.o.=f-45</text:p>
          </table:table-cell>
          <table:table-cell table:style-name="ce45" office:value-type="string">
            <text:p>2019-09-17_18-17-05_000.jpg</text:p>
          </table:table-cell>
          <table:table-cell table:style-name="ce45" office:value-type="string">
            <text:p>frase</text:p>
          </table:table-cell>
          <table:table-cell table:style-name="ce45" office:value-type="string">
            <text:p>R=4 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55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,cp=c.p.-3,k.F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55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56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,k.F#,cp=4-5-1,i.f.=ch-18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56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57</text:p>
          </table:table-cell>
          <table:table-cell table:style-name="ce40"/>
          <table:table-cell table:style-name="ce46" office:value-type="string">
            <text:p>,type=beat-rock</text:p>
          </table:table-cell>
          <table:table-cell table:style-name="ce38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58</text:p>
          </table:table-cell>
          <table:table-cell table:style-name="ce40"/>
          <table:table-cell table:style-name="ce46" office:value-type="string">
            <text:p>,ins=g+h,cp=c.p.-13(I-Ⅳ-Ⅱm7-Ⅴ7),memo=melodies 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58</text:p>
          </table:table-cell>
          <table:table-cell table:style-name="ce40"/>
          <table:table-cell table:style-name="ce44" office:value-type="string">
            <text:p>,inst=h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play</text:p>
          </table:table-cell>
          <table:table-cell table:style-name="ce44"/>
          <table:table-cell table:style-name="ce45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play</text:p>
          </table:table-cell>
          <table:table-cell table:style-name="ce44" office:value-type="string">
            <text:p>R=3 </text:p>
          </table:table-cell>
          <table:table-cell table:style-name="ce45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sec</text:p>
          </table:table-cell>
          <table:table-cell table:style-name="ce44" office:value-type="string">
            <text:p>section=opening,memo-eigen+:section-1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4v</text:p>
          </table:table-cell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sec</text:p>
          </table:table-cell>
          <table:table-cell table:style-name="ce44" office:value-type="string">
            <text:p>section=patt-2.静か memo-eigen+:section-2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5v</text:p>
          </table:table-cell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var</text:p>
          </table:table-cell>
          <table:table-cell table:style-name="ce44"/>
          <table:table-cell table:style-name="ce45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,var,theme=new-position,memo+</text:p>
          </table:table-cell>
          <table:table-cell table:style-name="ce45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,var,cap.2</text:p>
          </table:table-cell>
          <table:table-cell table:style-name="ce45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59</text:p>
          </table:table-cell>
          <table:table-cell table:style-name="ce40" office:value-type="string">
            <text:p>var</text:p>
          </table:table-cell>
          <table:table-cell table:style-name="ce45" office:value-type="string">
            <text:p>rev,var</text:p>
          </table:table-cell>
          <table:table-cell table:style-name="ce45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59</text:p>
          </table:table-cell>
          <table:table-cell table:style-name="ce40"/>
          <table:table-cell table:style-name="ce45" office:value-type="string">
            <text:p>,capo.5,cp=Ⅳ-Ⅲ-1</text:p>
          </table:table-cell>
          <table:table-cell table:style-name="ce45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5v</text:p>
          </table:table-cell>
          <table:table-cell table:style-name="ce50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">
            <text:p>16</text:p>
          </table:table-cell>
          <table:table-cell table:style-name="ce38" office:value-type="float" office:value="2">
            <text:p>2</text:p>
          </table:table-cell>
          <table:table-cell table:style-name="ce39" office:value-type="string">
            <text:p>f-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6</text:p>
          </table:table-cell>
          <table:table-cell table:style-name="ce43" office:value-type="string">
            <text:p>rev 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60</text:p>
          </table:table-cell>
          <table:table-cell table:style-name="ce40"/>
          <table:table-cell table:style-name="ce46" office:value-type="string">
            <text:p>,k.C,cp=I△-Ⅱ6</text:p>
          </table:table-cell>
          <table:table-cell table:style-name="ce45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60</text:p>
          </table:table-cell>
          <table:table-cell table:style-name="ce40"/>
          <table:table-cell table:style-name="ce44" office:value-type="string">
            <text:p>,ins=h+g,th=basic,memo+</text:p>
          </table:table-cell>
          <table:table-cell table:style-name="ce45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3v</text:p>
          </table:table-cell>
          <table:table-cell table:style-name="ce50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6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memo-eigen=patt-1,t.80,patt-4,patt-5</text:p>
          </table:table-cell>
          <table:table-cell table:style-name="ce45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61</text:p>
          </table:table-cell>
          <table:table-cell table:style-name="ce40"/>
          <table:table-cell table:style-name="ce44" office:value-type="string">
            <text:p>,theme=as-you-wish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61</text:p>
          </table:table-cell>
          <table:table-cell table:style-name="ce40"/>
          <table:table-cell table:style-name="ce44" office:value-type="string">
            <text:p>rev,memo-eigen+:p.1_sec-1;sec-2;sec-3</text:p>
          </table:table-cell>
          <table:table-cell table:style-name="ce45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64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,tune=d.D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64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var,type=tap-guitar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65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,k.A,chords=A;D;E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66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38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66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,file=g-1007-6,e.m.=patt-4;patt-5</text:p>
          </table:table-cell>
          <table:table-cell table:style-name="ce45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67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38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f-68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38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8">
            <text:p>8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f-69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38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9">
            <text:p>9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">
            <text:p>1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-7</text:p>
          </table:table-cell>
          <table:table-cell table:style-name="ce40" office:value-type="float" office:value="1">
            <text:p>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">
            <text:p>1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-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39" office:value-type="string">
            <text:p>f-70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d.D,theme=harmonics</text:p>
          </table:table-cell>
          <table:table-cell table:style-name="ce38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0">
            <text:p>10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0" office:value-type="string">
            <text:p>n</text:p>
          </table:table-cell>
          <table:table-cell table:style-name="ce45" office:value-type="string">
            <text:p>,k.D,tune=d.D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39" office:value-type="string">
            <text:p>f-72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:VIDEO / @自宅 / メモ / guitar,gt / 演奏 / g-1007-* / f-72.n</text:p>
          </table:table-cell>
          <table:table-cell table:style-name="ce45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8"/>
          <table:table-cell table:style-name="ce50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7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tu=d.D,patt-1</text:p>
          </table:table-cell>
          <table:table-cell table:style-name="ce45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8"/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-74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tu=kaki-1(After...Sidewalk)</text:p>
          </table:table-cell>
          <table:table-cell table:style-name="ce45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75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KAKI-1</text:p>
          </table:table-cell>
          <table:table-cell table:style-name="ce38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R=1 </text:p>
          </table:table-cell>
          <table:table-cell table:style-name="ce50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75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-&gt;review</text:p>
          </table:table-cell>
          <table:table-cell table:style-name="ce44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75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,e.m.=patt-2(p.2) </text:p>
          </table:table-cell>
          <table:table-cell table:style-name="ce44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76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une=KAKI-1,char=harmonics</text:p>
          </table:table-cell>
          <table:table-cell table:style-name="ce38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R=2 </text:p>
          </table:table-cell>
          <table:table-cell table:style-name="ce50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heme=faragmented...-technique,tune=KAKI-1,char=stomp-right-hand</text:p>
          </table:table-cell>
          <table:table-cell table:style-name="ce38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R=3</text:p>
          </table:table-cell>
          <table:table-cell table:style-name="ce50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patt</text:p>
          </table:table-cell>
          <table:table-cell table:style-name="ce40" office:value-type="string">
            <text:p>rev,theme=stomp,patt-4,em=p.2;1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194];2)" office:value-type="string" office:string-value="pa">
            <text:p>pa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ing-RH</text:p>
          </table:table-cell>
          <table:table-cell table:style-name="ce44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,theme=stomp</text:p>
          </table:table-cell>
          <table:table-cell table:style-name="ce44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3">
            <text:p>273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4" office:value-type="string">
            <text:p>rev</text:p>
          </table:table-cell>
          <table:table-cell table:style-name="ce44" office:value-type="string">
            <text:p>rev,theme=stomp,e.m.=patt-1</text:p>
          </table:table-cell>
          <table:table-cell table:style-name="ce37"/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=p.1;2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 </text:p>
          </table:table-cell>
          <table:table-cell table:style-name="ce44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,file=g-1013-4,em=p.1;3;patt-3</text:p>
          </table:table-cell>
          <table:table-cell table:style-name="ce44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,patt-1,patt-2,patt-3 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78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tune=KAKI-1</text:p>
          </table:table-cell>
          <table:table-cell table:style-name="ce44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theme=tapping</text:p>
          </table:table-cell>
          <table:table-cell table:style-name="ce44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,theme=tapping</text:p>
          </table:table-cell>
          <table:table-cell table:style-name="ce44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2">
            <text:p>272</text:p>
          </table:table-cell>
          <table:table-cell table:style-name="ce39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4" office:value-type="string">
            <text:p>rev</text:p>
          </table:table-cell>
          <table:table-cell table:style-name="ce44" office:value-type="string">
            <text:p>rev,theme=tapping,e.m.+</text:p>
          </table:table-cell>
          <table:table-cell table:style-name="ce37"/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R~,theme=tapping 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patt-3</text:p>
          </table:table-cell>
          <table:table-cell table:style-name="ce44" office:value-type="string">
            <text:p>2019-10-14_15-45-41_000.jpg</text:p>
          </table:table-cell>
          <table:table-cell table:style-name="ce38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patt-2(em=p.1;2) </text:p>
          </table:table-cell>
          <table:table-cell table:style-name="ce44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tapping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209];2)" office:value-type="string" office:string-value="re">
            <text:p>re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tapping,topic=excercise-RH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1">
            <text:p>271</text:p>
          </table:table-cell>
          <table:table-cell table:style-name="ce39" office:value-type="float" office:value="3">
            <text:p>3</text:p>
          </table:table-cell>
          <table:table-cell table:style-name="ce40" office:value-type="string">
            <text:p>f-80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,etude=arpeggio,e.m.+</text:p>
          </table:table-cell>
          <table:table-cell table:style-name="ce37"/>
          <table:table-cell table:style-name="ce38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5">
            <text:p>275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81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,rev,theme=harmonics,e.m.+,based-on=rs-27</text:p>
          </table:table-cell>
          <table:table-cell table:style-name="ce37"/>
          <table:table-cell table:style-name="ce38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0">
            <text:p>270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4" office:value-type="string">
            <text:p>n</text:p>
          </table:table-cell>
          <table:table-cell table:style-name="ce45" office:value-type="string">
            <text:p>,based-on=chord-table;KAKI-1;p.1;s.2.n,R=1</text:p>
          </table:table-cell>
          <table:table-cell table:style-name="ce37"/>
          <table:table-cell table:style-name="ce38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patt</text:p>
          </table:table-cell>
          <table:table-cell table:style-name="ce40" office:value-type="string">
            <text:p>patt-3,em=p.3;1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214];2)" office:value-type="string" office:string-value="pa">
            <text:p>pa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patt</text:p>
          </table:table-cell>
          <table:table-cell table:style-name="ce40" office:value-type="string">
            <text:p>,patt-4,em=p.3;1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215];2)" office:value-type="string" office:string-value="pa">
            <text:p>pa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=p.1;1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=p.1;2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=p.1;3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4" office:value-type="string">
            <text:p>2019-10-14_15-45-41_000.jpg</text:p>
          </table:table-cell>
          <table:table-cell table:number-columns-repeated="2" table:style-name="ce38" office:value-type="string">
            <text:p>-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m=p.2;2</text:p>
          </table:table-cell>
          <table:table-cell table:style-name="ce44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f-82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m=p.1;1,patt-1,patt-2,em=p.2;2,patt-3,patt-4 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f-83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memo=chord-table;tune=KAKI-1;p.1;3,score+,k.A9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f-83</text:p>
          </table:table-cell>
          <table:table-cell table:number-columns-repeated="2" table:style-name="ce40" office:value-type="string">
            <text:p>rev</text:p>
          </table:table-cell>
          <table:table-cell table:style-name="ce44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10-16T09:44:07.93">
            <text:p>2019/10/16 9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3,R=3,R=4</text:p>
          </table:table-cell>
          <table:table-cell table:style-name="ce45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8" office:value-type="string">
            <text:p>3,4</text:p>
          </table:table-cell>
          <table:table-cell table:style-name="ce50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fp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efer=ch-13,k.C#m,pitch=L5-1-3 </text:p>
          </table:table-cell>
          <table:table-cell table:style-name="ce45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m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7">
            <text:p>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m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note=B-D-A:1-3-7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hm-3</text:p>
          </table:table-cell>
          <table:table-cell table:style-name="ce40" office:value-type="string">
            <text:p>v-1</text:p>
          </table:table-cell>
          <table:table-cell table:style-name="ce44" office:value-type="string">
            <text:p>v-1,k.C,memo+,b.o.=hm-3 </text:p>
          </table:table-cell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5"/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hm-3</text:p>
          </table:table-cell>
          <table:table-cell table:style-name="ce40"/>
          <table:table-cell table:style-name="ce44" office:value-type="string">
            <text:p>,note=D4-F#-G-D5,k.D</text:p>
          </table:table-cell>
          <table:table-cell table:style-name="ce45" office:value-type="string">
            <text:p>2019-09-17_18-17-05_000.jpg</text:p>
          </table:table-cell>
          <table:table-cell table:style-name="ce45" office:value-type="string">
            <text:p>harmony</text:p>
          </table:table-cell>
          <table:table-cell table:style-name="ce45" office:value-type="string">
            <text:p>R=1 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6" office:value-type="float" office:value="8">
            <text:p>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n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capo.4,k.G#,str-1:2:3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m-2</text:p>
          </table:table-cell>
          <table:table-cell table:style-name="ce40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m-2</text:p>
          </table:table-cell>
          <table:table-cell table:style-name="ce40"/>
          <table:table-cell table:style-name="ce45" office:value-type="string">
            <text:p>,theme=コード進行、EmからFへ</text:p>
          </table:table-cell>
          <table:table-cell table:style-name="ce45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7" office:value-type="float" office:value="23">
            <text:p>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ps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49" office:value-type="float" office:value="2">
            <text:p>2</text:p>
          </table:table-cell>
          <table:table-cell table:style-name="ce50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7" office:value-type="float" office:value="24">
            <text:p>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ps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49" office:value-type="float" office:value="3">
            <text:p>3</text:p>
          </table:table-cell>
          <table:table-cell table:style-name="ce50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es-1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3,コードと、一音 </text:p>
          </table:table-cell>
          <table:table-cell table:style-name="ce45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res-1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つなぎの音,based-on=sec-8(c.p.-8),score=harmonica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">
            <text:p>26</text:p>
          </table:table-cell>
          <table:table-cell table:style-name="ce38" office:value-type="float" office:value="1">
            <text:p>1</text:p>
          </table:table-cell>
          <table:table-cell table:style-name="ce39" office:value-type="string">
            <text:p>rs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rs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opic=rythm,R=2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rs-1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opic=harmony;coda,pitch=1-5-8:1-3-8,k.E,R=4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1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opic=harmony,prev.fur-1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s-1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opic=position探し,k.E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14</text:p>
          </table:table-cell>
          <table:table-cell table:style-name="ce40" office:value-type="float" office:value="2">
            <text:p>2</text:p>
          </table:table-cell>
          <table:table-cell table:style-name="ce44" office:value-type="string">
            <text:p>k.E </text:p>
          </table:table-cell>
          <table:table-cell table:style-name="ce45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1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heme=finger-positions,k.E </text:p>
          </table:table-cell>
          <table:table-cell table:style-name="ce45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s-1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E</text:p>
          </table:table-cell>
          <table:table-cell table:style-name="ce45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18</text:p>
          </table:table-cell>
          <table:table-cell table:style-name="ce40" office:value-type="string">
            <text:p>(1)</text:p>
          </table:table-cell>
          <table:table-cell table:style-name="ce44" office:value-type="string">
            <text:p>based-on=f-6,R=1,(1) 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18</text:p>
          </table:table-cell>
          <table:table-cell table:style-name="ce40" office:value-type="string">
            <text:p>(2)</text:p>
          </table:table-cell>
          <table:table-cell table:style-name="ce45" office:value-type="string">
            <text:p>k.F,(2) 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rs-19</text:p>
          </table:table-cell>
          <table:table-cell table:style-name="ce40"/>
          <table:table-cell table:style-name="ce44" office:value-type="string">
            <text:p>ref=f-5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">
            <text:p>27</text:p>
          </table:table-cell>
          <table:table-cell table:style-name="ce38" office:value-type="float" office:value="5">
            <text:p>5</text:p>
          </table:table-cell>
          <table:table-cell table:style-name="ce39" office:value-type="string">
            <text:p>rs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s-2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4" office:value-type="string">
            <text:p>R=2</text:p>
          </table:table-cell>
          <table:table-cell table:style-name="ce45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rs-2</text:p>
          </table:table-cell>
          <table:table-cell table:style-name="ce38" office:value-type="string">
            <text:p>v-2</text:p>
          </table:table-cell>
          <table:table-cell table:style-name="ce44"/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5" office:value-type="string">
            <text:p>rev,file=0911-2,k.E,memo+</text:p>
          </table:table-cell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2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,theme=chord,use-chord=C,E 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21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,theme=chord,use-chord=E/5,A△,E6 </text:p>
          </table:table-cell>
          <table:table-cell table:style-name="ce45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22</text:p>
          </table:table-cell>
          <table:table-cell table:style-name="ce40" office:value-type="string">
            <text:p>rev</text:p>
          </table:table-cell>
          <table:table-cell table:style-name="ce45" office:value-type="string">
            <text:p>rev,file=0930-1 </text:p>
          </table:table-cell>
          <table:table-cell table:style-name="ce45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22</text:p>
          </table:table-cell>
          <table:table-cell table:style-name="ce40"/>
          <table:table-cell table:style-name="ce44" office:value-type="string">
            <text:p>,memo+,cp=8-5-6,k.G</text:p>
          </table:table-cell>
          <table:table-cell table:style-name="ce45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rs-23</text:p>
          </table:table-cell>
          <table:table-cell table:style-name="ce40" office:value-type="string">
            <text:p>rev</text:p>
          </table:table-cell>
          <table:table-cell table:style-name="ce44"/>
          <table:table-cell table:style-name="ce45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s-23</text:p>
          </table:table-cell>
          <table:table-cell table:style-name="ce40"/>
          <table:table-cell table:style-name="ce45" office:value-type="string">
            <text:p>,cp=I7-Ⅱ6,memo+,k.D</text:p>
          </table:table-cell>
          <table:table-cell table:style-name="ce45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3v</text:p>
          </table:table-cell>
          <table:table-cell table:style-name="ce50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24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,tune=d.C 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rs-25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doc=email-list-1,tune=kaki;DABF#AC# </text:p>
          </table:table-cell>
          <table:table-cell table:style-name="ce45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26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regarding=e.m.~f-74:p.1:sec.1~sec.4 </text:p>
          </table:table-cell>
          <table:table-cell table:style-name="ce38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rs-27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theme=harmonics</text:p>
          </table:table-cell>
          <table:table-cell table:style-name="ce44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rs-2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e.m.=p.1;2</text:p>
          </table:table-cell>
          <table:table-cell table:style-name="ce44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10-14T07:50:16.55">
            <text:p>2019/10/14 7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rs-2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harmonics,em=p.1;3</text:p>
          </table:table-cell>
          <table:table-cell table:style-name="ce44" office:value-type="string">
            <text:p>2019-10-16_16-11-25_000.jpg</text:p>
          </table:table-cell>
          <table:table-cell table:style-name="ce37" table:formula="of:=LEFT([.D263];2)" office:value-type="string" office:string-value="re">
            <text:p>re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10-17T08:50:31.86">
            <text:p>2019/10/17 8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rs-2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harmonics,em=3;p.1,topic=multi-string 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rs-2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harmonics,new-section+,em=1;p.2</text:p>
          </table:table-cell>
          <table:table-cell table:style-name="ce44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18T10:55:17.55">
            <text:p>2019/10/18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28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heme=chord-table,tune=KAKI-1,fret=0-4,eigen-memo,p.1 </text:p>
          </table:table-cell>
          <table:table-cell table:style-name="ce44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8"/>
          <table:table-cell table:style-name="ce50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rs-29</text:p>
          </table:table-cell>
          <table:table-cell table:style-name="ce40" office:value-type="string">
            <text:p>n</text:p>
          </table:table-cell>
          <table:table-cell table:style-name="ce46" office:value-type="string">
            <text:p>,theme=arpeggio,eigen-memo,p.1</text:p>
          </table:table-cell>
          <table:table-cell table:style-name="ce44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">
            <text:p>2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s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となりあった弦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74">
            <text:p>274</text:p>
          </table:table-cell>
          <table:table-cell table:style-name="ce39" office:value-type="float" office:value="6">
            <text:p>6</text:p>
          </table:table-cell>
          <table:table-cell table:style-name="ce40" office:value-type="string">
            <text:p>rs-30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,score,k.A</text:p>
          </table:table-cell>
          <table:table-cell table:style-name="ce37"/>
          <table:table-cell table:style-name="ce38" office:value-type="string">
            <text:p>research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rs-31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tune=DADGAD</text:p>
          </table:table-cell>
          <table:table-cell table:style-name="ce44" office:value-type="string">
            <text:p>2019-10-14_15-45-41_000.jpg</text:p>
          </table:table-cell>
          <table:table-cell table:style-name="ce45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rs-32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theme=chord,tune=DADGAD,score+</text:p>
          </table:table-cell>
          <table:table-cell table:style-name="ce44" office:value-type="string">
            <text:p>2019-10-14_15-45-41_000.jpg</text:p>
          </table:table-cell>
          <table:table-cell table:style-name="ce45" office:value-type="string">
            <text:p>research</text:p>
          </table:table-cell>
          <table:table-cell table:style-name="ce38" office:value-type="string">
            <text:p>5,6</text:p>
          </table:table-cell>
          <table:table-cell table:style-name="ce50" office:value-type="date" office:date-value="2019-10-15T08:59:25.22">
            <text:p>2019/10/15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9">
            <text:p>2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s-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ock-like</text:p>
          </table:table-cell>
          <table:table-cell table:style-name="ce45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open-code,str-6:5:4:3,R=1,k.D9▽</text:p>
          </table:table-cell>
          <table:table-cell table:style-name="ce45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rs-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harmonics,harmnics-flets </text:p>
          </table:table-cell>
          <table:table-cell table:style-name="ce45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rs-7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R=2,ch-5のあと、どの音に下がるか？ 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rs-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.3,c.p.=V-IV-I,k.F,R=6</text:p>
          </table:table-cell>
          <table:table-cell table:style-name="ce45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6">
            <text:p>6</text:p>
          </table:table-cell>
          <table:table-cell table:style-name="ce50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rs-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str=3-4:2-0:,k.E,R=1 </text:p>
          </table:table-cell>
          <table:table-cell table:style-name="ce45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play</text:p>
          </table:table-cell>
          <table:table-cell table:style-name="ce44" office:value-type="string">
            <text:p>play,var,file=0925-5,memo+</text:p>
          </table:table-cell>
          <table:table-cell table:style-name="ce45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50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play</text:p>
          </table:table-cell>
          <table:table-cell table:style-name="ce44" office:value-type="string">
            <text:p>play,var,file=0925-5,msr=4</text:p>
          </table:table-cell>
          <table:table-cell table:style-name="ce45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4v</text:p>
          </table:table-cell>
          <table:table-cell table:style-name="ce50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rec</text:p>
          </table:table-cell>
          <table:table-cell table:style-name="ce44" office:value-type="string">
            <text:p>rec,melody=pattern-1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rec</text:p>
          </table:table-cell>
          <table:table-cell table:style-name="ce44" office:value-type="string">
            <text:p>rec,mel=pattern-2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memo-eigen+:p.1_sec-1</text:p>
          </table:table-cell>
          <table:table-cell table:style-name="ce45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v-</text:p>
          </table:table-cell>
          <table:table-cell table:style-name="ce46"/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v-</text:p>
          </table:table-cell>
          <table:table-cell table:style-name="ce46" office:value-type="string">
            <text:p>v-(target=msr.4)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v-</text:p>
          </table:table-cell>
          <table:table-cell table:style-name="ce46" office:value-type="string">
            <text:p>v-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v-</text:p>
          </table:table-cell>
          <table:table-cell table:style-name="ce46" office:value-type="string">
            <text:p>,memo=melodies,ref=0923-5</text:p>
          </table:table-cell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5,6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s-1</text:p>
          </table:table-cell>
          <table:table-cell table:style-name="ce40" office:value-type="string">
            <text:p>v-</text:p>
          </table:table-cell>
          <table:table-cell table:style-name="ce46"/>
          <table:table-cell table:style-name="ce38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1</text:p>
          </table:table-cell>
          <table:table-cell table:style-name="ce38" office:value-type="string">
            <text:p>v-1</text:p>
          </table:table-cell>
          <table:table-cell table:style-name="ce45" office:value-type="string">
            <text:p>rev,(f-45),file=0918-3</text:p>
          </table:table-cell>
          <table:table-cell table:style-name="ce45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s-1</text:p>
          </table:table-cell>
          <table:table-cell table:style-name="ce38" office:value-type="string">
            <text:p>v-2</text:p>
          </table:table-cell>
          <table:table-cell table:style-name="ce44" office:value-type="string">
            <text:p>v-2,(f-45),inst=g+h,R=4;msr.4,R=5,msr.4</text:p>
          </table:table-cell>
          <table:table-cell table:style-name="ce45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3,4,5,6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2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rev,file=0911-2,id=s-2,rs-2</text:p>
          </table:table-cell>
          <table:table-cell table:style-name="ce45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0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s-2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rev,file=0911-2;0918-4</text:p>
          </table:table-cell>
          <table:table-cell table:style-name="ce38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7">
            <text:p>7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39" office:value-type="string">
            <text:p>s-2</text:p>
          </table:table-cell>
          <table:table-cell table:style-name="ce40" office:value-type="string">
            <text:p>v-</text:p>
          </table:table-cell>
          <table:table-cell table:style-name="ce46" office:value-type="string">
            <text:p>var-</text:p>
          </table:table-cell>
          <table:table-cell table:style-name="ce38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8">
            <text:p>8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s-3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rev,inst=g+g,accom=0821-1,part=melody,id=s-3,f-48</text:p>
          </table:table-cell>
          <table:table-cell table:style-name="ce45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0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rev,id=s-4,f-28</text:p>
          </table:table-cell>
          <table:table-cell table:style-name="ce45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play</text:p>
          </table:table-cell>
          <table:table-cell table:style-name="ce44" office:value-type="string">
            <text:p>R=4 </text:p>
          </table:table-cell>
          <table:table-cell table:style-name="ce45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,var,email=3,memo+</text:p>
          </table:table-cell>
          <table:table-cell table:style-name="ce45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3v,4v</text:p>
          </table:table-cell>
          <table:table-cell table:style-name="ce50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var</text:p>
          </table:table-cell>
          <table:table-cell table:style-name="ce45" office:value-type="string">
            <text:p>var,theme=new-pattern,memo-eigen+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var,memo-eigen=sec-3;p.1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40" office:value-type="string">
            <text:p>var</text:p>
          </table:table-cell>
          <table:table-cell table:style-name="ce44" office:value-type="string">
            <text:p>var,memo-eigen=sec-2;p.1;patt-4,(2)</text:p>
          </table:table-cell>
          <table:table-cell table:style-name="ce45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s.p.-1</text:p>
          </table:table-cell>
          <table:table-cell table:style-name="ce40"/>
          <table:table-cell table:style-name="ce44" office:value-type="string">
            <text:p>R=2 </text:p>
          </table:table-cell>
          <table:table-cell table:style-name="ce45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1">
            <text:p>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2">
            <text:p>3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-1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te-1,k.C</text:p>
          </table:table-cell>
          <table:table-cell table:style-name="ce45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0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muting,mute-by=LF;f.3,R=2 </text:p>
          </table:table-cell>
          <table:table-cell table:style-name="ce45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0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,R=3 </text:p>
          </table:table-cell>
          <table:table-cell table:style-name="ce45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0</text:p>
          </table:table-cell>
          <table:table-cell table:style-name="ce43" office:value-type="string">
            <text:p>rev 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0</text:p>
          </table:table-cell>
          <table:table-cell table:style-name="ce43" office:value-type="string">
            <text:p>rev 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1</text:p>
          </table:table-cell>
          <table:table-cell table:style-name="ce43" office:value-type="string">
            <text:p>-</text:p>
          </table:table-cell>
          <table:table-cell table:style-name="ce48" office:value-type="string">
            <text:p>tech=LH;move;position,fret=3-5,str=6-5-4,R=1 </text:p>
          </table:table-cell>
          <table:table-cell table:style-name="ce45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2</text:p>
          </table:table-cell>
          <table:table-cell table:style-name="ce40"/>
          <table:table-cell table:style-name="ce44" office:value-type="string">
            <text:p>,theme=harmonics+normal</text:p>
          </table:table-cell>
          <table:table-cell table:style-name="ce45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3</text:p>
          </table:table-cell>
          <table:table-cell table:style-name="ce40"/>
          <table:table-cell table:style-name="ce44" office:value-type="string">
            <text:p>,tech=左指で音消し</text:p>
          </table:table-cell>
          <table:table-cell table:style-name="ce45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3</text:p>
          </table:table-cell>
          <table:table-cell table:style-name="ce40"/>
          <table:table-cell table:style-name="ce44" office:value-type="string">
            <text:p>rev,file=0926-1 </text:p>
          </table:table-cell>
          <table:table-cell table:style-name="ce45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3a</text:p>
          </table:table-cell>
          <table:table-cell table:style-name="ce40" office:value-type="string">
            <text:p>play</text:p>
          </table:table-cell>
          <table:table-cell table:style-name="ce44" office:value-type="string">
            <text:p>,play,memo+</text:p>
          </table:table-cell>
          <table:table-cell table:style-name="ce45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3a</text:p>
          </table:table-cell>
          <table:table-cell table:style-name="ce40"/>
          <table:table-cell table:style-name="ce44" office:value-type="string">
            <text:p>,theme=音消し+multi-flets</text:p>
          </table:table-cell>
          <table:table-cell table:style-name="ce45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te-15</text:p>
          </table:table-cell>
          <table:table-cell table:style-name="ce40" office:value-type="string">
            <text:p>rev</text:p>
          </table:table-cell>
          <table:table-cell table:style-name="ce44"/>
          <table:table-cell table:style-name="ce45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15</text:p>
          </table:table-cell>
          <table:table-cell table:style-name="ce40"/>
          <table:table-cell table:style-name="ce45" office:value-type="string">
            <text:p>,threme=音消し</text:p>
          </table:table-cell>
          <table:table-cell table:style-name="ce45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1v</text:p>
          </table:table-cell>
          <table:table-cell table:style-name="ce50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te-15</text:p>
          </table:table-cell>
          <table:table-cell table:style-name="ce40"/>
          <table:table-cell table:style-name="ce44" office:value-type="string">
            <text:p>,from=m-2,cp=Em-F</text:p>
          </table:table-cell>
          <table:table-cell table:style-name="ce45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2v</text:p>
          </table:table-cell>
          <table:table-cell table:style-name="ce50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15</text:p>
          </table:table-cell>
          <table:table-cell table:style-name="ce40"/>
          <table:table-cell table:style-name="ce44" office:value-type="string">
            <text:p>rev</text:p>
          </table:table-cell>
          <table:table-cell table:style-name="ce45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3">
            <text:p>3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-2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4">
            <text:p>3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-3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4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左指で、音をカット,k.E,R=1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39" office:value-type="string">
            <text:p>te-4</text:p>
          </table:table-cell>
          <table:table-cell table:style-name="ce40" office:value-type="string">
            <text:p>re</text:p>
          </table:table-cell>
          <table:table-cell table:style-name="ce44" office:value-type="string">
            <text:p>k.E,i.f.=ch-10,R=3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8" office:value-type="float" office:value="3">
            <text:p>3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39" office:value-type="string">
            <text:p>te-5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k.E,topic=スライド+ポジション,R=3 </text:p>
          </table:table-cell>
          <table:table-cell table:style-name="ce45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39" office:value-type="string">
            <text:p>te-5</text:p>
          </table:table-cell>
          <table:table-cell table:style-name="ce40" office:value-type="string">
            <text:p>re</text:p>
          </table:table-cell>
          <table:table-cell table:style-name="ce44" office:value-type="string">
            <text:p>topic=harmony;coda,pitch=1-5-8:1-3-8,k.E,R=4 </text:p>
          </table:table-cell>
          <table:table-cell table:style-name="ce45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50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6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theme=和音；1-noteのみスライド,R=1,string=3:4 </text:p>
          </table:table-cell>
          <table:table-cell table:style-name="ce45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8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i.f.=sec-1(ch-16),２弦を、左指でミュート,R=1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te-9</text:p>
          </table:table-cell>
          <table:table-cell table:style-name="ce43" office:value-type="string">
            <text:p>-</text:p>
          </table:table-cell>
          <table:table-cell table:style-name="ce44" office:value-type="string">
            <text:p>３弦を同時にスライド,R=2 </text:p>
          </table:table-cell>
          <table:table-cell table:style-name="ce45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8" office:value-type="float" office:value="2">
            <text:p>2</text:p>
          </table:table-cell>
          <table:table-cell table:style-name="ce50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39" office:value-type="string">
            <text:p>te-9</text:p>
          </table:table-cell>
          <table:table-cell table:style-name="ce38" office:value-type="string">
            <text:p>rev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5"/>
          <table:table-cell table:style-name="ce50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39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5" office:value-type="string">
            <text:p>rev,file=0911-2,k.E,memo+</text:p>
          </table:table-cell>
          <table:table-cell table:style-name="ce45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38"/>
          <table:table-cell table:style-name="ce50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39" office:value-type="string">
            <text:p>te-9</text:p>
          </table:table-cell>
          <table:table-cell table:style-name="ce38" office:value-type="string">
            <text:p>rev 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9a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teq=3-str-slide,span=2-flet,R=1 </text:p>
          </table:table-cell>
          <table:table-cell table:style-name="ce45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50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39" office:value-type="string">
            <text:p>te-9a</text:p>
          </table:table-cell>
          <table:table-cell table:style-name="ce40" office:value-type="string">
            <text:p>rev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50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0"/>
          <table:table-cell table:style-name="ce44"/>
          <table:table-cell table:style-name="ce45"/>
          <table:table-cell table:style-name="ce37"/>
          <table:table-cell table:style-name="ce38"/>
          <table:table-cell table:style-name="ce50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6.95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2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2"/>
          <table:table-cell table:style-name="ce19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75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7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7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8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379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380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38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38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3" table:formula="of:=[.D38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35.112cm" draw:caption-point-x="-1.353cm" draw:caption-point-y="2.57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16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1" office:value-type="float" office:value="1">
            <text:p>1</text:p>
          </table:table-cell>
          <table:table-cell table:style-name="ce53"/>
          <table:table-cell table:style-name="ce54" office:value-type="string">
            <text:p>s-4</text:p>
          </table:table-cell>
          <table:table-cell table:style-name="ce55" office:value-type="string">
            <text:p>1</text:p>
          </table:table-cell>
          <table:table-cell table:style-name="ce53" office:value-type="string">
            <text:p>s.1:patt-2,k.E</text:p>
          </table:table-cell>
          <table:table-cell table:style-name="ce57" office:value-type="string">
            <text:p>2019-10-05_18-41-36_000.jpg</text:p>
          </table:table-cell>
          <table:table-cell table:style-name="ce52"/>
          <table:table-cell table:style-name="ce53"/>
          <table:table-cell table:style-name="ce58" office:value-type="date" office:date-value="2019-10-06T08:06:14.08">
            <text:p>2019/10/6 8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1" office:value-type="float" office:value="2">
            <text:p>2</text:p>
          </table:table-cell>
          <table:table-cell table:style-name="ce53"/>
          <table:table-cell table:style-name="ce54" office:value-type="string">
            <text:p>f-59</text:p>
          </table:table-cell>
          <table:table-cell table:style-name="ce56" office:value-type="string">
            <text:p>1</text:p>
          </table:table-cell>
          <table:table-cell table:style-name="ce53" office:value-type="string">
            <text:p>s.1:opening</text:p>
          </table:table-cell>
          <table:table-cell table:style-name="ce57" office:value-type="string">
            <text:p>2019-10-05_18-41-24_000.jpg</text:p>
          </table:table-cell>
          <table:table-cell table:style-name="ce51"/>
          <table:table-cell table:style-name="ce53"/>
          <table:table-cell table:style-name="ce58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1" office:value-type="float" office:value="3">
            <text:p>3</text:p>
          </table:table-cell>
          <table:table-cell table:style-name="ce53"/>
          <table:table-cell table:style-name="ce54" office:value-type="string">
            <text:p>f-59</text:p>
          </table:table-cell>
          <table:table-cell table:style-name="ce56" office:value-type="string">
            <text:p>2</text:p>
          </table:table-cell>
          <table:table-cell table:style-name="ce53" office:value-type="string">
            <text:p>patt-2,静か,t.70</text:p>
          </table:table-cell>
          <table:table-cell table:style-name="ce57" office:value-type="string">
            <text:p>2019-10-05_18-41-24_000.jpg</text:p>
          </table:table-cell>
          <table:table-cell table:style-name="ce51"/>
          <table:table-cell table:style-name="ce53"/>
          <table:table-cell table:style-name="ce58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2" table:number-columns-repeated="2"/>
          <table:table-cell table:style-name="ce54" office:value-type="string">
            <text:p>s-4</text:p>
          </table:table-cell>
          <table:table-cell table:style-name="ce56" office:value-type="string">
            <text:p>2,3</text:p>
          </table:table-cell>
          <table:table-cell table:style-name="ce53" office:value-type="string">
            <text:p>:m music / log / gt / memos-eigen / s-4 / p.1 || s.1:score,patt-2,k.E || s.2:score,patt-3 || s.3:score,patt-4</text:p>
          </table:table-cell>
          <table:table-cell table:style-name="ce57" office:value-type="string">
            <text:p>2019-10-07_16-34-53_000.jpg</text:p>
          </table:table-cell>
          <table:table-cell table:style-name="ce52"/>
          <table:table-cell table:style-name="ce53"/>
          <table:table-cell table:style-name="ce58" office:value-type="date" office:date-value="2019-10-08T11:32:05.43">
            <text:p>2019/10/8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7" table:number-columns-repeated="2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2" table:number-columns-repeated="2"/>
          <table:table-cell table:style-name="ce54"/>
          <table:table-cell table:style-name="ce56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7.13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3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67cm" draw:caption-point-x="-1.353cm" draw:caption-point-y="2.37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59" table:formula="of:=CONCATENATE(&quot;sn(&quot;;MAX(range_sn__kb);&quot;)&quot;)" office:value-type="string" office:string-value="sn(31)">
            <text:p>sn(31)</text:p>
          </table:table-cell>
          <table:table-cell table:style-name="ce59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59" office:value-type="string">
            <text:p>code</text:p>
          </table:table-cell>
          <table:table-cell table:style-name="ce59" office:value-type="string">
            <text:p>var</text:p>
          </table:table-cell>
          <table:table-cell table:style-name="ce59" office:value-type="string">
            <text:p>memos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genre</text:p>
          </table:table-cell>
          <table:table-cell table:style-name="ce59" office:value-type="string">
            <text:p>R=</text:p>
          </table:table-cell>
          <table:table-cell table:style-name="ce59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67"/>
          <table:table-cell table:style-name="ce67" office:value-type="string">
            <text:p>type</text:p>
          </table:table-cell>
          <table:table-cell table:style-name="ce67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60" office:value-type="float" office:value="10">
            <text:p>10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1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chord=D,memo+</text:p>
          </table:table-cell>
          <table:table-cell table:style-name="ce65" office:value-type="string">
            <text:p>2019-09-30_17-28-22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kb;[.M2])" office:value-type="float" office:value="1">
            <text:p>1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60" office:value-type="float" office:value="13">
            <text:p>13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3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 theme=6th</text:p>
          </table:table-cell>
          <table:table-cell table:style-name="ce62" office:value-type="string">
            <text:p>R=3 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kb;[.M3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0" office:value-type="float" office:value="11">
            <text:p>11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4</text:p>
          </table:table-cell>
          <table:table-cell table:style-name="ce62" office:value-type="string">
            <text:p>var</text:p>
          </table:table-cell>
          <table:table-cell table:style-name="ce64"/>
          <table:table-cell table:style-name="ce62" office:value-type="string">
            <text:p>R=1 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kb;[.M4])" office:value-type="float" office:value="1">
            <text:p>1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0" office:value-type="float" office:value="8">
            <text:p>8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ar-1</text:p>
          </table:table-cell>
          <table:table-cell table:style-name="ce62"/>
          <table:table-cell table:style-name="ce65" office:value-type="string">
            <text:p>,k.C,notes=1-5-7-8-5+</text:p>
          </table:table-cell>
          <table:table-cell table:style-name="ce65" office:value-type="string">
            <text:p>2019-09-30_17-28-22_000.jpg</text:p>
          </table:table-cell>
          <table:table-cell table:style-name="ce60" office:value-type="string">
            <text:p>arpeggio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kb;[.M5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1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3" office:value-type="string">
            <text:p>c.p.-1</text:p>
          </table:table-cell>
          <table:table-cell table:style-name="ce62"/>
          <table:table-cell table:style-name="ce64" office:value-type="string">
            <text:p>(2),chords=C△-D△-E7 </text:p>
          </table:table-cell>
          <table:table-cell table:style-name="ce65" office:value-type="string">
            <text:p>2019-09-08_17-42-56_000.jpg</text:p>
          </table:table-cell>
          <table:table-cell table:style-name="ce61" office:value-type="string">
            <text:p>c.p.</text:p>
          </table:table-cell>
          <table:table-cell table:style-name="ce62" office:value-type="string">
            <text:p>-</text:p>
          </table:table-cell>
          <table:table-cell table:style-name="ce66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kb;[.M6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1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63" office:value-type="string">
            <text:p>f-1</text:p>
          </table:table-cell>
          <table:table-cell table:style-name="ce61"/>
          <table:table-cell table:style-name="ce64" office:value-type="string">
            <text:p>(1),k.C,cp=c.p.-1</text:p>
          </table:table-cell>
          <table:table-cell table:style-name="ce65" office:value-type="string">
            <text:p>2019-09-08_17-42-56_000.jpg</text:p>
          </table:table-cell>
          <table:table-cell table:style-name="ce60" office:value-type="string">
            <text:p>frase</text:p>
          </table:table-cell>
          <table:table-cell table:style-name="ce62" office:value-type="float" office:value="1">
            <text:p>1</text:p>
          </table:table-cell>
          <table:table-cell table:style-name="ce66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kb;[.M7])" office:value-type="float" office:value="10">
            <text:p>10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0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2</text:p>
          </table:table-cell>
          <table:table-cell table:style-name="ce62"/>
          <table:table-cell table:style-name="ce64" office:value-type="string">
            <text:p>,cp=1-5-6m-3m/4-1-4-5,R=1(domino)</text:p>
          </table:table-cell>
          <table:table-cell table:style-name="ce65" office:value-type="string">
            <text:p>2019-09-29_14-16-28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1v,1d</text:p>
          </table:table-cell>
          <table:table-cell table:style-name="ce66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kb;[.M8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0" office:value-type="float" office:value="7">
            <text:p>7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3</text:p>
          </table:table-cell>
          <table:table-cell table:style-name="ce62"/>
          <table:table-cell table:style-name="ce64" office:value-type="string">
            <text:p>,th=6th-note</text:p>
          </table:table-cell>
          <table:table-cell table:style-name="ce65" office:value-type="string">
            <text:p>2019-09-29_14-16-28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4v</text:p>
          </table:table-cell>
          <table:table-cell table:style-name="ce66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kb;[.M9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0" office:value-type="float" office:value="9">
            <text:p>9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4</text:p>
          </table:table-cell>
          <table:table-cell table:style-name="ce62"/>
          <table:table-cell table:style-name="ce65" office:value-type="string">
            <text:p>,k.Dm,notes=L3m-1-5-5m+</text:p>
          </table:table-cell>
          <table:table-cell table:style-name="ce65" office:value-type="string">
            <text:p>2019-09-30_17-28-22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kb;[.M10])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0" office:value-type="float" office:value="12">
            <text:p>12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5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mov=2019-09-29</text:p>
          </table:table-cell>
          <table:table-cell table:style-name="ce62" office:value-type="string">
            <text:p>R=2 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kb;[.M11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0" office:value-type="float" office:value="14">
            <text:p>14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6</text:p>
          </table:table-cell>
          <table:table-cell table:style-name="ce62"/>
          <table:table-cell table:style-name="ce62" office:value-type="string">
            <text:p>,theme=random</text:p>
          </table:table-cell>
          <table:table-cell table:style-name="ce62" office:value-type="string">
            <text:p>2019-10-01_17-43-28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4v</text:p>
          </table:table-cell>
          <table:table-cell table:style-name="ce66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kb;[.M12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0" office:value-type="float" office:value="18">
            <text:p>18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7</text:p>
          </table:table-cell>
          <table:table-cell table:style-name="ce62"/>
          <table:table-cell table:style-name="ce65" office:value-type="string">
            <text:p>,theme=random</text:p>
          </table:table-cell>
          <table:table-cell table:style-name="ce65" office:value-type="string">
            <text:p>2019-10-01_17-43-28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4v</text:p>
          </table:table-cell>
          <table:table-cell table:style-name="ce66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kb;[.M13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0" office:value-type="float" office:value="22">
            <text:p>22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8</text:p>
          </table:table-cell>
          <table:table-cell table:style-name="ce62"/>
          <table:table-cell table:style-name="ce64" office:value-type="string">
            <text:p>,random</text:p>
          </table:table-cell>
          <table:table-cell table:style-name="ce65" office:value-type="string">
            <text:p>2019-10-02_17-38-13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4v</text:p>
          </table:table-cell>
          <table:table-cell table:style-name="ce66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float" office:value="13">
            <text:p>13</text:p>
          </table:table-cell>
          <table:table-cell table:style-name="ce30" office:value-type="string">
            <text:p>LH.M</text:p>
          </table:table-cell>
          <table:table-cell table:style-name="ce3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3" office:value-type="string">
            <text:p>m-1</text:p>
          </table:table-cell>
          <table:table-cell table:style-name="ce62"/>
          <table:table-cell table:style-name="ce64" office:value-type="string">
            <text:p>(3) LH.movement-1</text:p>
          </table:table-cell>
          <table:table-cell table:style-name="ce65" office:value-type="string">
            <text:p>2019-09-08_17-42-56_000.jpg</text:p>
          </table:table-cell>
          <table:table-cell table:style-name="ce61" office:value-type="string">
            <office:annotation office:display="true" draw:style-name="gr1" draw:text-style-name="P1" svg:width="2.899cm" svg:height="0.991cm" svg:x="21.948cm" svg:y="8.557cm" draw:caption-point-x="-0.672cm" draw:caption-point-y="0.279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62" office:value-type="string">
            <text:p>-</text:p>
          </table:table-cell>
          <table:table-cell table:style-name="ce66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memo</text:p>
          </table:table-cell>
          <table:table-cell table:style-name="ce34" table:formula="of:=COUNTIF(range_genre__kb;[.M15])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60" office:value-type="float" office:value="6">
            <text:p>6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rs-1</text:p>
          </table:table-cell>
          <table:table-cell table:style-name="ce62"/>
          <table:table-cell table:style-name="ce64" office:value-type="string">
            <text:p>,cp=1-5-6m-3m/4-1-4-5,k.D,k.F#m</text:p>
          </table:table-cell>
          <table:table-cell table:style-name="ce65" office:value-type="string">
            <text:p>2019-09-29_14-16-28_000.jpg</text:p>
          </table:table-cell>
          <table:table-cell table:style-name="ce60" office:value-type="string">
            <text:p>research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5">
            <text:p>25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1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chord=C△-&gt;pattern-1;chord=D△-&gt;pattern-1</text:p>
          </table:table-cell>
          <table:table-cell table:style-name="ce65" office:value-type="string">
            <text:p>2019-10-03_17-35-54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6">
            <text:p>26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1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chord=C△-&gt;pattern-2;chord=D△-&gt;pattern-2</text:p>
          </table:table-cell>
          <table:table-cell table:style-name="ce65" office:value-type="string">
            <text:p>2019-10-03_17-35-54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1">
            <text:p>21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2</text:p>
          </table:table-cell>
          <table:table-cell table:style-name="ce62" office:value-type="string">
            <text:p>rev</text:p>
          </table:table-cell>
          <table:table-cell table:style-name="ce64" office:value-type="string">
            <text:p>rev,cp=1-5-6m-3m</text:p>
          </table:table-cell>
          <table:table-cell table:style-name="ce65" office:value-type="string">
            <text:p>2019-10-02_17-38-13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5">
            <text:p>5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2</text:p>
          </table:table-cell>
          <table:table-cell table:style-name="ce62" office:value-type="string">
            <text:p>var</text:p>
          </table:table-cell>
          <table:table-cell table:style-name="ce64"/>
          <table:table-cell table:style-name="ce65" office:value-type="string">
            <text:p>2019-09-29_14-16-28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0">
            <text:p>20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3</text:p>
          </table:table-cell>
          <table:table-cell table:style-name="ce62" office:value-type="string">
            <text:p>rev</text:p>
          </table:table-cell>
          <table:table-cell table:style-name="ce64" office:value-type="string">
            <text:p>rev</text:p>
          </table:table-cell>
          <table:table-cell table:style-name="ce65" office:value-type="string">
            <text:p>2019-10-02_17-38-13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17">
            <text:p>17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3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 theme=6th</text:p>
          </table:table-cell>
          <table:table-cell table:style-name="ce65" office:value-type="string">
            <text:p>2019-10-01_17-43-28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15">
            <text:p>15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4</text:p>
          </table:table-cell>
          <table:table-cell table:style-name="ce62" office:value-type="string">
            <text:p>var</text:p>
          </table:table-cell>
          <table:table-cell table:style-name="ce64"/>
          <table:table-cell table:style-name="ce65" office:value-type="string">
            <text:p>2019-10-01_17-43-28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19">
            <text:p>19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5</text:p>
          </table:table-cell>
          <table:table-cell table:style-name="ce62" office:value-type="string">
            <text:p>rev</text:p>
          </table:table-cell>
          <table:table-cell table:style-name="ce64" office:value-type="string">
            <text:p>rev,k.F#m,memo+</text:p>
          </table:table-cell>
          <table:table-cell table:style-name="ce65" office:value-type="string">
            <text:p>2019-10-02_17-38-13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16">
            <text:p>16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5</text:p>
          </table:table-cell>
          <table:table-cell table:style-name="ce62" office:value-type="string">
            <text:p>var</text:p>
          </table:table-cell>
          <table:table-cell table:style-name="ce64" office:value-type="string">
            <text:p>,var,mov=2019-09-29</text:p>
          </table:table-cell>
          <table:table-cell table:style-name="ce65" office:value-type="string">
            <text:p>2019-10-01_17-43-28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3">
            <text:p>23</text:p>
          </table:table-cell>
          <table:table-cell table:style-name="ce60" office:value-type="float" office:value="5">
            <text:p>5</text:p>
          </table:table-cell>
          <table:table-cell table:style-name="ce63" office:value-type="string">
            <text:p>f-6</text:p>
          </table:table-cell>
          <table:table-cell table:style-name="ce62" office:value-type="string">
            <text:p>rev</text:p>
          </table:table-cell>
          <table:table-cell table:style-name="ce64" office:value-type="string">
            <text:p>rev,var,time=0.00~,memo+</text:p>
          </table:table-cell>
          <table:table-cell table:style-name="ce65" office:value-type="string">
            <text:p>2019-10-02_17-38-13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5v</text:p>
          </table:table-cell>
          <table:table-cell table:style-name="ce66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4">
            <text:p>24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7</text:p>
          </table:table-cell>
          <table:table-cell table:style-name="ce62" office:value-type="string">
            <text:p>prac</text:p>
          </table:table-cell>
          <table:table-cell table:style-name="ce64" office:value-type="string">
            <text:p>f-6(--&gt; f-7),practice</text:p>
          </table:table-cell>
          <table:table-cell table:style-name="ce65" office:value-type="string">
            <text:p>2019-10-03_17-35-54_000.jpg</text:p>
          </table:table-cell>
          <table:table-cell table:style-name="ce60" office:value-type="string">
            <text:p>-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7">
            <text:p>27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9</text:p>
          </table:table-cell>
          <table:table-cell table:style-name="ce62" office:value-type="string">
            <text:p>n</text:p>
          </table:table-cell>
          <table:table-cell table:style-name="ce64" office:value-type="string">
            <text:p>,random</text:p>
          </table:table-cell>
          <table:table-cell table:style-name="ce65" office:value-type="string">
            <text:p>2019-10-03_17-35-54_000.jpg</text:p>
          </table:table-cell>
          <table:table-cell table:style-name="ce60" office:value-type="string">
            <text:p>frase</text:p>
          </table:table-cell>
          <table:table-cell table:style-name="ce62" office:value-type="string">
            <text:p>4v</text:p>
          </table:table-cell>
          <table:table-cell table:style-name="ce66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8">
            <text:p>28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f-6</text:p>
          </table:table-cell>
          <table:table-cell table:style-name="ce62" office:value-type="string">
            <text:p>prac</text:p>
          </table:table-cell>
          <table:table-cell table:style-name="ce64" office:value-type="string">
            <text:p>practice </text:p>
          </table:table-cell>
          <table:table-cell table:style-name="ce65"/>
          <table:table-cell table:style-name="ce60" office:value-type="string">
            <text:p>-</text:p>
          </table:table-cell>
          <table:table-cell table:style-name="ce62"/>
          <table:table-cell table:style-name="ce66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29">
            <text:p>29</text:p>
          </table:table-cell>
          <table:table-cell table:style-name="ce60" office:value-type="float" office:value="2">
            <text:p>2</text:p>
          </table:table-cell>
          <table:table-cell table:style-name="ce63" office:value-type="string">
            <text:p>f-1</text:p>
          </table:table-cell>
          <table:table-cell table:style-name="ce62" office:value-type="string">
            <text:p>play</text:p>
          </table:table-cell>
          <table:table-cell table:style-name="ce64" office:value-type="string">
            <text:p>play,ch.C=patt-1,ch.D=patt-1,t.70,k.C,memo+</text:p>
          </table:table-cell>
          <table:table-cell table:style-name="ce65"/>
          <table:table-cell table:style-name="ce60" office:value-type="string">
            <text:p>-</text:p>
          </table:table-cell>
          <table:table-cell table:style-name="ce62" office:value-type="string">
            <text:p>1v</text:p>
          </table:table-cell>
          <table:table-cell table:style-name="ce66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30">
            <text:p>30</text:p>
          </table:table-cell>
          <table:table-cell table:style-name="ce60" office:value-type="float" office:value="3">
            <text:p>3</text:p>
          </table:table-cell>
          <table:table-cell table:style-name="ce63" office:value-type="string">
            <text:p>f-2</text:p>
          </table:table-cell>
          <table:table-cell table:style-name="ce62" office:value-type="string">
            <text:p>play</text:p>
          </table:table-cell>
          <table:table-cell table:style-name="ce64" office:value-type="string">
            <text:p>play,eigen-memo=p.1_sec-2</text:p>
          </table:table-cell>
          <table:table-cell table:style-name="ce65"/>
          <table:table-cell table:style-name="ce60" office:value-type="string">
            <text:p>-</text:p>
          </table:table-cell>
          <table:table-cell table:style-name="ce62" office:value-type="string">
            <text:p>2v</text:p>
          </table:table-cell>
          <table:table-cell table:style-name="ce66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office:value-type="float" office:value="31">
            <text:p>31</text:p>
          </table:table-cell>
          <table:table-cell table:style-name="ce60" office:value-type="float" office:value="4">
            <text:p>4</text:p>
          </table:table-cell>
          <table:table-cell table:style-name="ce63" office:value-type="string">
            <text:p>f-9</text:p>
          </table:table-cell>
          <table:table-cell table:style-name="ce62" office:value-type="string">
            <text:p>n</text:p>
          </table:table-cell>
          <table:table-cell table:style-name="ce64" office:value-type="string">
            <text:p>,genre=blues-like</text:p>
          </table:table-cell>
          <table:table-cell table:style-name="ce65"/>
          <table:table-cell table:style-name="ce60" office:value-type="string">
            <text:p>frase</text:p>
          </table:table-cell>
          <table:table-cell table:style-name="ce62" office:value-type="string">
            <text:p>3v</text:p>
          </table:table-cell>
          <table:table-cell table:style-name="ce66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60" table:number-columns-repeated="2"/>
          <table:table-cell table:style-name="ce63"/>
          <table:table-cell table:style-name="ce62"/>
          <table:table-cell table:style-name="ce64"/>
          <table:table-cell table:style-name="ce65"/>
          <table:table-cell table:style-name="ce60"/>
          <table:table-cell table:style-name="ce62"/>
          <table:table-cell table:style-name="ce66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7.3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f-6</text:p>
          </table:table-cell>
          <table:table-cell table:style-name="ce21" office:value-type="string">
            <text:p>practice </text:p>
          </table:table-cell>
          <table:table-cell table:style-name="ce21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1</text:p>
          </table:table-cell>
          <table:table-cell table:style-name="ce21" office:value-type="string">
            <text:p>play,ch.C=patt-1,ch.D=patt-1,t.70,k.C,memo+</text:p>
          </table:table-cell>
          <table:table-cell table:style-name="ce21" office:value-type="string">
            <text:p>R=1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play,eigen-memo=p.1_sec-2</text:p>
          </table:table-cell>
          <table:table-cell table:style-name="ce21" office:value-type="string">
            <text:p>R=2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genre=blues-like</text:p>
          </table:table-cell>
          <table:table-cell table:style-name="ce21" office:value-type="string">
            <text:p>R=3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8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9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80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43cm" draw:caption-point-x="-1.353cm" draw:caption-point-y="2.37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f-1</text:p>
          </table:table-cell>
          <table:table-cell table:style-name="ce73"/>
          <table:table-cell table:style-name="ce71" office:value-type="string">
            <text:p>:m music / log / kb / || f-1 patterns chord=C:pattern-1,pattern-2 chord=D:pattern-1,pattern-2</text:p>
          </table:table-cell>
          <table:table-cell table:style-name="ce76" office:value-type="string">
            <text:p>2019-10-03_17-35-28_000.jpg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77" office:value-type="date" office:date-value="2019-10-05T11:00:52.35">
            <text:p>2019/10/5 11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/>
          <table:table-cell table:style-name="ce74"/>
          <table:table-cell table:style-name="ce71"/>
          <table:table-cell table:style-name="ce76"/>
          <table:table-cell table:style-name="ce69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/>
          <table:table-cell table:style-name="ce74"/>
          <table:table-cell table:style-name="ce71"/>
          <table:table-cell table:style-name="ce76"/>
          <table:table-cell table:style-name="ce69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6" table:number-columns-repeated="2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70" table:number-columns-repeated="2"/>
          <table:table-cell table:style-name="ce72"/>
          <table:table-cell table:style-name="ce75"/>
          <table:table-cell table:style-name="ce71"/>
          <table:table-cell table:style-name="ce76"/>
          <table:table-cell table:style-name="ce70"/>
          <table:table-cell table:style-name="ce71"/>
          <table:table-cell table:style-name="ce77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7.44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3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67cm" draw:caption-point-x="-1.353cm" draw:caption-point-y="2.37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9">
          <table:table-cell table:style-name="ce59" table:formula="of:=CONCATENATE(&quot;sn(&quot;;MAX(range_sn__vio);&quot;)&quot;)" office:value-type="string" office:string-value="sn(2)">
            <text:p>sn(2)</text:p>
          </table:table-cell>
          <table:table-cell table:style-name="ce59" office:value-type="string">
            <text:p>session num</text:p>
          </table:table-cell>
          <table:table-cell table:style-name="ce59" office:value-type="string">
            <text:p>code</text:p>
          </table:table-cell>
          <table:table-cell table:style-name="ce59" office:value-type="string">
            <text:p>var</text:p>
          </table:table-cell>
          <table:table-cell table:style-name="ce59" office:value-type="string">
            <text:p>memos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genre</text:p>
          </table:table-cell>
          <table:table-cell table:style-name="ce59" office:value-type="string">
            <text:p>R=</text:p>
          </table:table-cell>
          <table:table-cell table:style-name="ce59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67"/>
          <table:table-cell table:style-name="ce67" office:value-type="string">
            <text:p>type</text:p>
          </table:table-cell>
          <table:table-cell table:style-name="ce67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8"/>
          <table:table-cell table:style-name="ce80" office:value-type="string">
            <text:p>k.G,R=1 </text:p>
          </table:table-cell>
          <table:table-cell table:style-name="ce82" office:value-type="string">
            <text:p>2019-09-08_18-47-39_000.jpg</text:p>
          </table:table-cell>
          <table:table-cell table:style-name="ce79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3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vio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78" office:value-type="float" office:value="2">
            <text:p>2</text:p>
          </table:table-cell>
          <table:table-cell table:style-name="ce80" office:value-type="float" office:value="2">
            <text:p>2</text:p>
          </table:table-cell>
          <table:table-cell table:style-name="ce81" office:value-type="string">
            <text:p>te-1</text:p>
          </table:table-cell>
          <table:table-cell table:style-name="ce80"/>
          <table:table-cell table:style-name="ce80" office:value-type="string">
            <text:p>content=bounce-2-notes,R=2</text:p>
          </table:table-cell>
          <table:table-cell table:style-name="ce82" office:value-type="string">
            <text:p>2019-09-08_18-47-39_000.jpg</text:p>
          </table:table-cell>
          <table:table-cell table:style-name="ce78" office:value-type="string">
            <text:p>technique</text:p>
          </table:table-cell>
          <table:table-cell table:style-name="ce80" office:value-type="float" office:value="2">
            <text:p>2</text:p>
          </table:table-cell>
          <table:table-cell table:style-name="ce83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vio;[.M3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78"/>
          <table:table-cell table:style-name="ce80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, </text:p>
          </table:table-cell>
          <table:table-cell table:style-name="ce80"/>
          <table:table-cell table:style-name="ce82"/>
          <table:table-cell table:style-name="ce78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vio;[.M4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79"/>
          <table:table-cell table:style-name="ce79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-1</text:p>
          </table:table-cell>
          <table:table-cell table:style-name="ce80"/>
          <table:table-cell table:style-name="ce82"/>
          <table:table-cell table:style-name="ce79"/>
          <table:table-cell table:style-name="ce80" office:value-type="float" office:value="1">
            <text:p>1</text:p>
          </table:table-cell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vio;[.M5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79"/>
          <table:table-cell table:style-name="ce79" office:value-type="float" office:value="3">
            <text:p>3</text:p>
          </table:table-cell>
          <table:table-cell table:style-name="ce81" office:value-type="string">
            <text:p>f-45</text:p>
          </table:table-cell>
          <table:table-cell table:style-name="ce80"/>
          <table:table-cell table:style-name="ce80" office:value-type="string">
            <text:p>i.f.=f-4</text:p>
          </table:table-cell>
          <table:table-cell table:style-name="ce82"/>
          <table:table-cell table:style-name="ce79"/>
          <table:table-cell table:style-name="ce80" office:value-type="float" office:value="2">
            <text:p>2</text:p>
          </table:table-cell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vio;[.M6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79"/>
          <table:table-cell table:style-name="ce79" office:value-type="float" office:value="4">
            <text:p>4</text:p>
          </table:table-cell>
          <table:table-cell table:style-name="ce81" office:value-type="string">
            <text:p>f-45</text:p>
          </table:table-cell>
          <table:table-cell table:style-name="ce80" office:value-type="string">
            <text:p>var-1</text:p>
          </table:table-cell>
          <table:table-cell table:style-name="ce80"/>
          <table:table-cell table:style-name="ce82"/>
          <table:table-cell table:style-name="ce79"/>
          <table:table-cell table:style-name="ce80" office:value-type="float" office:value="3">
            <text:p>3</text:p>
          </table:table-cell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vio;[.M7])" office:value-type="float" office:value="1">
            <text:p>1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79"/>
          <table:table-cell table:style-name="ce79" office:value-type="float" office:value="5">
            <text:p>5</text:p>
          </table:table-cell>
          <table:table-cell table:style-name="ce81" office:value-type="string">
            <text:p>f-45</text:p>
          </table:table-cell>
          <table:table-cell table:style-name="ce80" office:value-type="string">
            <text:p>var-2</text:p>
          </table:table-cell>
          <table:table-cell table:style-name="ce80"/>
          <table:table-cell table:style-name="ce82"/>
          <table:table-cell table:style-name="ce79"/>
          <table:table-cell table:style-name="ce80" office:value-type="float" office:value="4">
            <text:p>4</text:p>
          </table:table-cell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vio;[.M8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79"/>
          <table:table-cell table:style-name="ce79" office:value-type="float" office:value="6">
            <text:p>6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-1</text:p>
          </table:table-cell>
          <table:table-cell table:style-name="ce80" office:value-type="string">
            <text:p>N+</text:p>
          </table:table-cell>
          <table:table-cell table:style-name="ce82"/>
          <table:table-cell table:style-name="ce79"/>
          <table:table-cell table:style-name="ce80" office:value-type="float" office:value="5">
            <text:p>5</text:p>
          </table:table-cell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vio;[.M9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vio;[.M10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vio;[.M11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vio;[.M12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vio;[.M13])" office:value-type="float" office:value="1">
            <text:p>1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79" table:number-columns-repeated="2"/>
          <table:table-cell table:style-name="ce81"/>
          <table:table-cell table:style-name="ce80" table:number-columns-repeated="2"/>
          <table:table-cell table:style-name="ce82"/>
          <table:table-cell table:style-name="ce79"/>
          <table:table-cell table:style-name="ce80"/>
          <table:table-cell table:style-name="ce83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21T12:03:57.59">
            <text:p>2019/10/21 12:0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rev,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2">
            <text:p>2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4">
            <text:p>4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5">
            <text:p>5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string">
            <text:p>f-3</text:p>
          </table:table-cell>
          <table:table-cell table:style-name="ce21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38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39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2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3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4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notes_gt.A2:notes_gt.I340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6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6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019/10/21</text:date>, <text:time>12:0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1T12:03:55.94</dc:date>
    <dc:creator>iwabuchi ken</dc:creator>
    <meta:editing-duration>P2DT17H18M57S</meta:editing-duration>
    <meta:editing-cycles>326</meta:editing-cycles>
    <meta:generator>OpenOffice/4.1.3$Win32 OpenOffice.org_project/413m1$Build-9783</meta:generator>
    <meta:document-statistic meta:table-count="6" meta:cell-count="8842" meta:object-count="0"/>
    <meta:user-defined meta:name="sheets-banding"/>
    <meta:user-defined meta:name="sheets-original-selection"/>
  </office:meta>
</office:document-meta>
</file>